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0000000C9B8BB4636BBF4A944.png" manifest:media-type="image/png"/>
  <manifest:file-entry manifest:full-path="Pictures/1000020100000100000000B76F091251A30EAA18.png" manifest:media-type="image/png"/>
  <manifest:file-entry manifest:full-path="Pictures/1000000000000173000001AB43A0BC8EA314FC36.png" manifest:media-type="image/png"/>
  <manifest:file-entry manifest:full-path="Pictures/1000020100000119000000698BD99A17EF30E1A7.png" manifest:media-type="image/png"/>
  <manifest:file-entry manifest:full-path="Pictures/10000000000000670000004180430DEA39F5AB38.png" manifest:media-type="image/png"/>
  <manifest:file-entry manifest:full-path="Pictures/100000000000026400000043DD5F4AD36F3CB796.png" manifest:media-type="image/png"/>
  <manifest:file-entry manifest:full-path="Pictures/100000000000016B000000DD869C7F0CE24A0E56.png" manifest:media-type="image/png"/>
  <manifest:file-entry manifest:full-path="Pictures/10000201000000850000006165D95FEC4AEB491E.png" manifest:media-type="image/png"/>
  <manifest:file-entry manifest:full-path="Pictures/10000201000000810000006338D4C3E55110348F.png" manifest:media-type="image/png"/>
  <manifest:file-entry manifest:full-path="Pictures/10000000000000920000005DD0F5148D9A129154.png" manifest:media-type="image/png"/>
  <manifest:file-entry manifest:full-path="Pictures/100002010000008D0000005E6F3D707606FB8A84.png" manifest:media-type="image/png"/>
  <manifest:file-entry manifest:full-path="Pictures/10000000000000D900000047D2EA50AF3AA09CBB.png" manifest:media-type="image/png"/>
  <manifest:file-entry manifest:full-path="Pictures/10000201000000D0000000EBE8A712B1F9B6659E.png" manifest:media-type="image/png"/>
  <manifest:file-entry manifest:full-path="Pictures/1000000000000179000001B1981776CBC7B1A571.png" manifest:media-type="image/png"/>
  <manifest:file-entry manifest:full-path="Pictures/100002010000018000000105C293D2AA09462E38.png" manifest:media-type="image/png"/>
  <manifest:file-entry manifest:full-path="Pictures/10000000000004CE000002F04CADAC282227ED5B.png" manifest:media-type="image/png"/>
  <manifest:file-entry manifest:full-path="Pictures/10000201000001A3000000D7B7E683F09086EB9C.png" manifest:media-type="image/png"/>
  <manifest:file-entry manifest:full-path="Pictures/10000000000004BC000002F416F4BCC21F1AC224.png" manifest:media-type="image/png"/>
  <manifest:file-entry manifest:full-path="Pictures/10000201000001B1000000EB738C6D953E1D455A.png" manifest:media-type="image/png"/>
  <manifest:file-entry manifest:full-path="Pictures/10000000000004CB000002F84430FBC74D1D41B3.png" manifest:media-type="image/png"/>
  <manifest:file-entry manifest:full-path="Pictures/10000201000001E5000000F45720CDBE24FC9B37.png" manifest:media-type="image/png"/>
  <manifest:file-entry manifest:full-path="Pictures/10000000000004D5000002EB1609ECF2BB4E1D12.jpg" manifest:media-type="image/jpeg"/>
  <manifest:file-entry manifest:full-path="Pictures/1000000000000200000001B1D08FFE14C852E98A.png" manifest:media-type="image/png"/>
  <manifest:file-entry manifest:full-path="Pictures/10000201000001E0000000B64519083C9E652FF0.png" manifest:media-type="image/png"/>
  <manifest:file-entry manifest:full-path="Pictures/10000000000004C500000129E2AF9AFB78CE1FE6.png" manifest:media-type="image/png"/>
  <manifest:file-entry manifest:full-path="Pictures/100002010000012C000000C9FB91CA90E549E2BB.png" manifest:media-type="image/png"/>
  <manifest:file-entry manifest:full-path="Pictures/100002010000012E000000CA7F194A2015D059A4.png" manifest:media-type="image/png"/>
  <manifest:file-entry manifest:full-path="Pictures/10000000000003BD0000027814C0A7F7D3A62BA0.png" manifest:media-type="image/png"/>
  <manifest:file-entry manifest:full-path="Pictures/10000201000002170000014EA528B836D2B16FD8.png" manifest:media-type="image/png"/>
  <manifest:file-entry manifest:full-path="Pictures/10000000000004C1000002CB6D0E6FDDC8A3EF01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DejaVu Sans" svg:font-family="'DejaVu Sans'"/>
    <style:font-face style:name="Lato1" svg:font-family="Lato"/>
    <style:font-face style:name="Montserrat" svg:font-family="Montserrat"/>
    <style:font-face style:name="Palladio Uralic" svg:font-family="'Palladio Uralic'"/>
    <style:font-face style:name="Times New Roman1" svg:font-family="'Times New Roman'"/>
    <style:font-face style:name="Wingdings" svg:font-family="Wingdings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Montserrat1" svg:font-family="Montserrat" style:font-pitch="variable"/>
    <style:font-face style:name="Palladio Uralic1" svg:font-family="'Palladio Uralic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 style:list-style-name="L1">
      <style:graphic-properties draw:stroke="none" svg:stroke-width="0cm" draw:fill="none" draw:textarea-vertical-align="top" draw:auto-grow-height="false" draw:fit-to-size="false" style:shrink-to-fit="true" fo:min-height="4.323cm" fo:min-width="14.861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Default_20_Drawing_20_Style_5f_1" style:list-style-name="L1">
      <style:graphic-properties draw:stroke="none" svg:stroke-width="0cm" draw:fill="none" draw:textarea-vertical-align="top" draw:auto-grow-height="false" draw:fit-to-size="false" style:shrink-to-fit="true" fo:min-height="1.038cm" fo:min-width="10.125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" style:list-style-name="L1">
      <style:graphic-properties draw:stroke="none" svg:stroke-width="0cm" draw:fill="none" draw:textarea-vertical-align="top" draw:auto-grow-height="false" draw:fit-to-size="false" style:shrink-to-fit="true" fo:min-height="7.996cm" fo:min-width="14.861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style:shrink-to-fit="false" fo:min-height="10.49cm" fo:min-width="9.373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9.292cm" fo:min-width="12.988cm" fo:padding-top="0cm" fo:padding-bottom="0cm" fo:padding-left="0cm" fo:padding-right="0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7.988cm" fo:min-width="11.684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8.015cm" fo:min-width="11.71cm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73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style:shrink-to-fit="false" fo:min-height="5.33cm" fo:min-width="14.262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style:shrink-to-fit="false" fo:min-height="4.026cm" fo:min-width="12.958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4.053cm" fo:min-width="12.986cm" fo:padding-top="0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style:shrink-to-fit="false" fo:min-height="6.354cm" fo:min-width="10.211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style:shrink-to-fit="false" fo:min-height="4.894cm" fo:min-width="6.727cm" fo:padding-top="0cm" fo:padding-bottom="0cm" fo:padding-left="0cm" fo:padding-right="0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style:shrink-to-fit="false" fo:min-height="3.59cm" fo:min-width="5.423cm" fo:padding-top="0cm" fo:padding-bottom="0cm" fo:padding-left="0cm" fo:padding-right="0cm" fo:wrap-option="wrap" fo:clip="rect(0cm, 0cm, 0cm, 0cm)"/>
    </style:style>
    <style:style style:name="gr19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3.618cm" fo:min-width="5.45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style:shrink-to-fit="false" fo:min-height="4.995cm" fo:min-width="6.507cm" fo:padding-top="0cm" fo:padding-bottom="0cm" fo:padding-left="0cm" fo:padding-right="0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draw:fit-to-size="false" style:shrink-to-fit="false" fo:min-height="3.691cm" fo:min-width="5.203cm" fo:padding-top="0cm" fo:padding-bottom="0cm" fo:padding-left="0cm" fo:padding-right="0cm" fo:wrap-option="wrap" fo:clip="rect(0cm, 0cm, 0cm, 0cm)"/>
    </style:style>
    <style:style style:name="gr22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3.718cm" fo:min-width="5.23cm" fo:padding-top="0cm" fo:padding-bottom="0cm" fo:padding-left="0cm" fo:padding-right="0cm" fo:wrap-option="wrap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draw:fit-to-size="false" style:shrink-to-fit="false" fo:min-height="4.737cm" fo:min-width="7.116cm" fo:padding-top="0cm" fo:padding-bottom="0cm" fo:padding-left="0cm" fo:padding-right="0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style:shrink-to-fit="false" fo:min-height="3.433cm" fo:min-width="5.812cm" fo:padding-top="0cm" fo:padding-bottom="0cm" fo:padding-left="0cm" fo:padding-right="0cm" fo:wrap-option="wrap" fo:clip="rect(0cm, 0cm, 0cm, 0cm)"/>
    </style:style>
    <style:style style:name="gr28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3.461cm" fo:min-width="5.84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draw:fit-to-size="false" style:shrink-to-fit="false" fo:min-height="11.917cm" fo:min-width="10.528cm" fo:padding-top="0cm" fo:padding-bottom="0cm" fo:padding-left="0cm" fo:padding-right="0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style:shrink-to-fit="false" fo:min-height="10.647cm" fo:min-width="9.224cm" fo:padding-top="0cm" fo:padding-bottom="0cm" fo:padding-left="0cm" fo:padding-right="0cm" fo:wrap-option="wrap" fo:clip="rect(0cm, 0cm, 0cm, 0cm)"/>
    </style:style>
    <style:style style:name="gr31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10.673cm" fo:min-width="9.252cm" fo:padding-top="0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7cm" fo:padding-bottom="0cm" fo:padding-left="0cm" fo:padding-right="0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style:shrink-to-fit="false" fo:min-height="13.238cm" fo:min-width="19.465cm" fo:padding-top="0cm" fo:padding-bottom="0cm" fo:padding-left="0cm" fo:padding-right="0cm" fo:wrap-option="wrap" fo:clip="rect(0cm, 0cm, 0cm, 0cm)"/>
    </style:style>
    <style:style style:name="gr35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style:shrink-to-fit="false" fo:min-height="11.934cm" fo:min-width="18.161cm" fo:padding-top="0cm" fo:padding-bottom="0cm" fo:padding-left="0cm" fo:padding-right="0cm" fo:wrap-option="wrap" fo:clip="rect(0cm, 0cm, 0cm, 0cm)"/>
    </style:style>
    <style:style style:name="gr36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11.961cm" fo:min-width="18.187cm" fo:padding-top="0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style:shrink-to-fit="false" fo:min-height="10.918cm" fo:min-width="21.256cm" fo:padding-top="0cm" fo:padding-bottom="0cm" fo:padding-left="0cm" fo:padding-right="0cm" fo:wrap-option="wrap" fo:clip="rect(0cm, 0cm, 0cm, 0cm)"/>
    </style:style>
    <style:style style:name="gr38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draw:fit-to-size="false" style:shrink-to-fit="false" fo:min-height="9.614cm" fo:min-width="19.952cm" fo:padding-top="0cm" fo:padding-bottom="0cm" fo:padding-left="0cm" fo:padding-right="0cm" fo:wrap-option="wrap" fo:clip="rect(0cm, 0cm, 0cm, 0cm)"/>
    </style:style>
    <style:style style:name="gr39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9.641cm" fo:min-width="19.98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draw:fill="none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style:shrink-to-fit="false" fo:min-height="11.886cm" fo:min-width="21.946cm" fo:padding-top="0cm" fo:padding-bottom="0cm" fo:padding-left="0cm" fo:padding-right="0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draw:fit-to-size="false" style:shrink-to-fit="false" fo:min-height="10.584cm" fo:min-width="20.642cm" fo:padding-top="0cm" fo:padding-bottom="0cm" fo:padding-left="0cm" fo:padding-right="0cm" fo:wrap-option="wrap" fo:clip="rect(0cm, 0cm, 0cm, 0cm)"/>
    </style:style>
    <style:style style:name="gr43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10.611cm" fo:min-width="20.669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draw:fit-to-size="false" style:shrink-to-fit="false" fo:min-height="10.671cm" fo:min-width="24.608cm" fo:padding-top="0cm" fo:padding-bottom="0cm" fo:padding-left="0cm" fo:padding-right="0cm" fo:wrap-option="wrap" fo:clip="rect(0cm, 0cm, 0cm, 0cm)"/>
    </style:style>
    <style:style style:name="gr45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draw:fit-to-size="false" style:shrink-to-fit="false" fo:min-height="9.544cm" fo:min-width="23.305cm" fo:padding-top="0cm" fo:padding-bottom="0cm" fo:padding-left="0cm" fo:padding-right="0cm" fo:wrap-option="wrap" fo:clip="rect(0cm, 0cm, 0cm, 0cm)"/>
    </style:style>
    <style:style style:name="gr46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9.568cm" fo:min-width="23.331cm" fo:padding-top="0cm" fo:padding-bottom="0cm" fo:padding-left="0cm" fo:padding-right="0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002cm" fo:padding-bottom="0cm" fo:padding-left="0cm" fo:padding-right="0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draw:fit-to-size="false" style:shrink-to-fit="false" fo:min-height="7.357cm" fo:min-width="18.676cm" fo:padding-top="0cm" fo:padding-bottom="0cm" fo:padding-left="0cm" fo:padding-right="0cm" fo:wrap-option="wrap" fo:clip="rect(0cm, 0cm, 0cm, 0cm)"/>
    </style:style>
    <style:style style:name="gr49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draw:fit-to-size="false" style:shrink-to-fit="false" fo:min-height="6.34cm" fo:min-width="17.677cm" fo:padding-top="0cm" fo:padding-bottom="0cm" fo:padding-left="0cm" fo:padding-right="0cm" fo:wrap-option="wrap" fo:clip="rect(0cm, 0cm, 0cm, 0cm)"/>
    </style:style>
    <style:style style:name="gr50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draw:fit-to-size="false" style:shrink-to-fit="false" fo:min-height="8.153cm" fo:min-width="11.667cm" fo:padding-top="0cm" fo:padding-bottom="0cm" fo:padding-left="0cm" fo:padding-right="0cm" fo:wrap-option="wrap" fo:clip="rect(0cm, 0cm, 0cm, 0cm)"/>
    </style:style>
    <style:style style:name="gr51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draw:fit-to-size="false" style:shrink-to-fit="false" fo:min-height="7.333cm" fo:min-width="10.669cm" fo:padding-top="0cm" fo:padding-bottom="0cm" fo:padding-left="0cm" fo:padding-right="0cm" fo:wrap-option="wrap" fo:clip="rect(0cm, 0cm, 0cm, 0cm)"/>
    </style:style>
    <style:style style:name="gr52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7.355cm" fo:min-width="10.689cm" fo:padding-top="0cm" fo:padding-bottom="0cm" fo:padding-left="0cm" fo:padding-right="0cm" fo:wrap-option="wrap"/>
    </style:style>
    <style:style style:name="gr53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draw:fit-to-size="false" style:shrink-to-fit="false" fo:min-height="8.21cm" fo:min-width="11.719cm" fo:padding-top="0cm" fo:padding-bottom="0cm" fo:padding-left="0cm" fo:padding-right="0cm" fo:wrap-option="wrap" fo:clip="rect(0cm, 0cm, 0cm, 0cm)"/>
    </style:style>
    <style:style style:name="gr54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draw:fit-to-size="false" style:shrink-to-fit="false" fo:min-height="7.39cm" fo:min-width="10.719cm" fo:padding-top="0cm" fo:padding-bottom="0cm" fo:padding-left="0cm" fo:padding-right="0cm" fo:wrap-option="wrap" fo:clip="rect(0cm, 0cm, 0cm, 0cm)"/>
    </style:style>
    <style:style style:name="gr55" style:family="graphic" style:parent-style-name="Default_20_Drawing_20_Style_5f_1" style:list-style-name="L1">
      <style:graphic-properties draw:stroke="none" svg:stroke-width="0cm" draw:fill="none" draw:textarea-vertical-align="top" draw:auto-grow-height="false" draw:fit-to-size="false" style:shrink-to-fit="true" fo:min-height="1.038cm" fo:min-width="10.125cm" fo:padding-top="0.254cm" fo:padding-bottom="0.254cm" fo:padding-left="0.25cm" fo:padding-right="0.25cm" fo:wrap-option="wrap"/>
      <style:paragraph-properties style:writing-mode="lr-tb"/>
    </style:style>
    <style:style style:name="gr56" style:family="graphic" style:parent-style-name="Default_20_Drawing_20_Style_5f_1" style:list-style-name="L1">
      <style:graphic-properties draw:stroke="none" svg:stroke-width="0cm" draw:fill="none" draw:textarea-vertical-align="top" draw:auto-grow-height="false" draw:fit-to-size="false" style:shrink-to-fit="true" fo:min-height="1.038cm" fo:min-width="10.125cm" fo:padding-top="0.254cm" fo:padding-bottom="0.254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draw:fit-to-size="false" style:shrink-to-fit="false" fo:min-height="12.48cm" fo:min-width="22.725cm" fo:padding-top="0cm" fo:padding-bottom="0cm" fo:padding-left="0cm" fo:padding-right="0cm" fo:wrap-option="wrap" fo:clip="rect(0cm, 0cm, 0cm, 0cm)"/>
    </style:style>
    <style:style style:name="gr58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draw:fit-to-size="false" style:shrink-to-fit="false" fo:min-height="11.519cm" fo:min-width="21.635cm" fo:padding-top="0cm" fo:padding-bottom="0cm" fo:padding-left="0cm" fo:padding-right="0cm" fo:wrap-option="wrap" fo:clip="rect(0cm, 0cm, 0cm, 0cm)"/>
    </style:style>
    <style:style style:name="gr59" style:family="graphic" style:parent-style-name="standard">
      <style:graphic-properties draw:stroke="solid" svg:stroke-width="0.026cm" svg:stroke-color="#c9b5fa" draw:fill="none" draw:textarea-vertical-align="top" draw:auto-grow-height="false" draw:fit-to-size="false" style:shrink-to-fit="false" fo:min-height="11.538cm" fo:min-width="21.656cm" fo:padding-top="0cm" fo:padding-bottom="0cm" fo:padding-left="0cm" fo:padding-right="0cm" fo:wrap-option="wrap"/>
    </style:style>
    <style:style style:name="gr60" style:family="graphic" style:parent-style-name="standard">
      <style:graphic-properties draw:stroke="none" svg:stroke-color="#ffffff" draw:fill="none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_5f__5f_-notes">
      <style:graphic-properties draw:fill-color="#ffffff" fo:min-height="13.364cm"/>
      <style:paragraph-properties style:writing-mode="lr-tb"/>
    </style:style>
    <style:style style:name="pr3" style:family="presentation" style:parent-style-name="Blank_20_Slide_5f__5f__5f_-title">
      <style:graphic-properties draw:stroke="none" svg:stroke-width="0cm" draw:fill="none" draw:textarea-vertical-align="top" draw:auto-grow-height="true" draw:fit-to-size="false" style:shrink-to-fit="false" fo:min-height="3.181cm" fo:padding-top="0.034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_5f__5f__5f_-notes">
      <style:graphic-properties draw:fill-color="#ffffff" fo:min-height="13.364cm"/>
      <style:paragraph-properties style:writing-mode="lr-tb"/>
    </style:style>
    <style:style style:name="pr5" style:family="presentation" style:parent-style-name="Blank_20_Slide_5f__5f__5f__5f_-notes">
      <style:graphic-properties draw:fill-color="#ffffff" fo:min-height="13.364cm"/>
      <style:paragraph-properties style:writing-mode="lr-tb"/>
    </style:style>
    <style:style style:name="pr6" style:family="presentation" style:parent-style-name="Blank_20_Slide_5f__5f__5f__5f__5f_-notes">
      <style:graphic-properties draw:fill-color="#ffffff" fo:min-height="13.364cm"/>
      <style:paragraph-properties style:writing-mode="lr-tb"/>
    </style:style>
    <style:style style:name="pr7" style:family="presentation" style:parent-style-name="Blank_20_Slide_5f__5f__5f__5f__5f__5f_-notes">
      <style:graphic-properties draw:fill-color="#ffffff" fo:min-height="13.364cm"/>
      <style:paragraph-properties style:writing-mode="lr-tb"/>
    </style:style>
    <style:style style:name="pr8" style:family="presentation" style:parent-style-name="Blank_20_Slide_5f__5f__5f__5f__5f__5f__5f_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_5f__5f__5f__5f__5f__5f__5f_-notes">
      <style:graphic-properties draw:fill-color="#ffffff" fo:min-height="13.364cm"/>
      <style:paragraph-properties style:writing-mode="lr-tb"/>
    </style:style>
    <style:style style:name="pr10" style:family="presentation" style:parent-style-name="Blank_20_Slide_5f__5f__5f__5f__5f__5f__5f__5f_-notes">
      <style:graphic-properties draw:fill-color="#ffffff" fo:min-height="13.364cm"/>
      <style:paragraph-properties style:writing-mode="lr-tb"/>
    </style:style>
    <style:style style:name="pr11" style:family="presentation" style:parent-style-name="Blank_20_Slide_5f__5f__5f__5f__5f__5f__5f__5f__5f_-notes">
      <style:graphic-properties draw:fill-color="#ffffff" fo:min-height="13.364cm"/>
      <style:paragraph-properties style:writing-mode="lr-tb"/>
    </style:style>
    <style:style style:name="pr12" style:family="presentation" style:parent-style-name="Blank_20_Slide_5f__5f__5f__5f__5f__5f__5f__5f__5f__5f_-notes">
      <style:graphic-properties draw:fill-color="#ffffff" fo:min-height="13.364cm"/>
      <style:paragraph-properties style:writing-mode="lr-tb"/>
    </style:style>
    <style:style style:name="pr13" style:family="presentation" style:parent-style-name="Blank_20_Slide_5f__5f__5f__5f__5f__5f__5f__5f__5f__5f__5f_-notes">
      <style:graphic-properties draw:fill-color="#ffffff" fo:min-height="13.364cm"/>
      <style:paragraph-properties style:writing-mode="lr-tb"/>
    </style:style>
    <style:style style:name="pr14" style:family="presentation" style:parent-style-name="Blank_20_Slide_5f__5f__5f__5f__5f__5f__5f__5f__5f__5f__5f__5f_-notes">
      <style:graphic-properties draw:fill-color="#ffffff" fo:min-height="13.364cm"/>
      <style:paragraph-properties style:writing-mode="lr-tb"/>
    </style:style>
    <style:style style:name="pr15" style:family="presentation" style:parent-style-name="Blank_20_Slide_5f__5f__5f__5f__5f__5f__5f__5f__5f__5f__5f__5f__5f_-notes">
      <style:graphic-properties draw:fill-color="#ffffff" fo:min-height="13.364cm"/>
      <style:paragraph-properties style:writing-mode="lr-tb"/>
    </style:style>
    <style:style style:name="pr16" style:family="presentation" style:parent-style-name="Blank_20_Slide_5f__5f__5f__5f__5f__5f__5f__5f__5f__5f__5f__5f__5f__5f_-notes">
      <style:graphic-properties draw:fill-color="#ffffff" fo:min-height="13.364cm"/>
      <style:paragraph-properties style:writing-mode="lr-tb"/>
    </style:style>
    <style:style style:name="pr17" style:family="presentation" style:parent-style-name="Blank_20_Slide_5f__5f__5f__5f__5f__5f__5f__5f__5f__5f__5f__5f__5f__5f__5f_-notes">
      <style:graphic-properties draw:fill-color="#ffffff" fo:min-height="13.364cm"/>
      <style:paragraph-properties style:writing-mode="lr-tb"/>
    </style:style>
    <style:style style:name="pr18" style:family="presentation" style:parent-style-name="Blank_20_Slide_5f__5f__5f__5f__5f__5f__5f__5f__5f__5f__5f__5f__5f__5f__5f_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9.7999992370605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9.7999992370605pt"/>
    </style:style>
    <style:style style:name="P3" style:family="paragraph">
      <loext:graphic-properties draw:fill-color="#ffffff"/>
      <style:paragraph-properties style:writing-mode="lr-tb"/>
      <style:text-properties fo:font-size="21.2999992370605pt"/>
    </style:style>
    <style:style style:name="P4" style:family="paragraph">
      <style:paragraph-properties fo:margin-left="0cm" fo:margin-right="0.014cm" fo:margin-top="0.028cm" fo:margin-bottom="0cm" fo:line-height="120%" fo:text-align="start" fo:text-indent="0cm" style:writing-mode="lr-tb">
        <style:tab-stops>
          <style:tab-stop style:position="1.33cm"/>
          <style:tab-stop style:position="1.332cm"/>
        </style:tab-stops>
      </style:paragraph-properties>
      <style:text-properties fo:font-size="19.7999992370605pt"/>
    </style:style>
    <style:style style:name="P5" style:family="paragraph">
      <loext:graphic-properties draw:fill="none"/>
      <style:paragraph-properties fo:margin-left="0cm" fo:margin-right="0.014cm" fo:margin-top="0.028cm" fo:margin-bottom="0cm" fo:line-height="120%" fo:text-align="start" fo:text-indent="0cm" style:writing-mode="lr-tb" style:font-independent-line-spacing="true">
        <style:tab-stops>
          <style:tab-stop style:position="1.33cm"/>
          <style:tab-stop style:position="1.332cm"/>
        </style:tab-stops>
      </style:paragraph-properties>
      <style:text-properties fo:font-size="19.7999992370605pt"/>
    </style:style>
    <style:style style:name="P6" style:family="paragraph">
      <style:paragraph-properties fo:margin-left="0.614cm" fo:margin-right="0cm" fo:margin-top="0.034cm" fo:margin-bottom="0cm" fo:line-height="100%" fo:text-align="start" fo:text-indent="0cm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.014cm" fo:margin-top="0.035cm" fo:margin-bottom="0cm" fo:line-height="120%" fo:text-align="start" fo:text-indent="0cm" style:writing-mode="lr-tb">
        <style:tab-stops>
          <style:tab-stop style:position="0.831cm"/>
          <style:tab-stop style:position="0.833cm"/>
        </style:tab-stops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.014cm" fo:margin-top="0.035cm" fo:margin-bottom="0cm" fo:line-height="120%" fo:text-align="start" fo:text-indent="0cm" style:writing-mode="lr-tb" style:font-independent-line-spacing="true">
        <style:tab-stops>
          <style:tab-stop style:position="0.831cm"/>
          <style:tab-stop style:position="0.833cm"/>
        </style:tab-stops>
      </style:paragraph-properties>
      <style:text-properties fo:font-size="18pt"/>
    </style:style>
    <style:style style:name="P14" style:family="paragraph">
      <style:paragraph-properties fo:margin-left="0.831cm" fo:margin-right="0cm" fo:margin-top="0.034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0cm" fo:margin-right="0.014cm" fo:margin-top="0.379cm" fo:margin-bottom="0cm" fo:line-height="121%" fo:text-align="start" fo:text-indent="0cm" style:writing-mode="lr-tb">
        <style:tab-stops>
          <style:tab-stop style:position="0.831cm"/>
          <style:tab-stop style:position="0.833cm"/>
        </style:tab-stops>
      </style:paragraph-properties>
      <style:text-properties fo:font-size="18pt"/>
    </style:style>
    <style:style style:name="P16" style:family="paragraph">
      <loext:graphic-properties draw:fill="none"/>
      <style:paragraph-properties fo:margin-left="0.831cm" fo:margin-right="0cm" fo:margin-top="0.034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style:paragraph-properties fo:margin-left="0cm" fo:margin-right="0.014cm" fo:margin-top="0.035cm" fo:margin-bottom="0cm" fo:line-height="120%" fo:text-align="start" fo:text-indent="0cm" style:writing-mode="lr-tb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.014cm" fo:margin-top="0.035cm" fo:margin-bottom="0cm" fo:line-height="120%" fo:text-align="start" fo:text-indent="0cm" style:writing-mode="lr-tb" style:font-independent-line-spacing="true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.173cm" fo:margin-bottom="0cm" fo:line-height="100%" fo:text-align="start" fo:text-indent="0cm" style:writing-mode="lr-tb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20" style:family="paragraph">
      <style:paragraph-properties fo:margin-left="0.974cm" fo:margin-right="0cm" fo:margin-top="0.136cm" fo:margin-bottom="0cm" fo:line-height="100%" fo:text-align="start" fo:text-indent="0cm" style:writing-mode="lr-tb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21" style:family="paragraph">
      <loext:graphic-properties draw:fill="none"/>
      <style:paragraph-properties fo:margin-left="0cm" fo:margin-right="0cm" fo:margin-top="0.173cm" fo:margin-bottom="0cm" fo:line-height="100%" fo:text-align="start" fo:text-indent="0cm" style:writing-mode="lr-tb" style:font-independent-line-spacing="true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22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.014cm" fo:margin-top="0.533cm" fo:margin-bottom="0cm" fo:line-height="100%" fo:text-align="start" fo:text-indent="0cm" style:writing-mode="lr-tb">
        <style:tab-stops>
          <style:tab-stop style:position="0.974cm"/>
          <style:tab-stop style:position="0.975cm"/>
        </style:tab-stops>
      </style:paragraph-properties>
      <style:text-properties fo:font-size="18pt"/>
    </style:style>
    <style:style style:name="P30" style:family="paragraph">
      <style:paragraph-properties fo:margin-left="0cm" fo:margin-right="0.014cm" fo:margin-top="0.035cm" fo:margin-bottom="0cm" fo:line-height="120%" fo:text-align="start" fo:text-indent="0cm" style:writing-mode="lr-tb">
        <style:tab-stops>
          <style:tab-stop style:position="0.975cm"/>
          <style:tab-stop style:position="0.977cm"/>
        </style:tab-stops>
      </style:paragraph-properties>
      <style:text-properties fo:font-size="18pt"/>
    </style:style>
    <style:style style:name="P31" style:family="paragraph">
      <loext:graphic-properties draw:fill="none"/>
      <style:paragraph-properties fo:margin-left="0cm" fo:margin-right="0.014cm" fo:margin-top="0.035cm" fo:margin-bottom="0cm" fo:line-height="120%" fo:text-align="start" fo:text-indent="0cm" style:writing-mode="lr-tb" style:font-independent-line-spacing="true">
        <style:tab-stops>
          <style:tab-stop style:position="0.975cm"/>
          <style:tab-stop style:position="0.977cm"/>
        </style:tab-stops>
      </style:paragraph-properties>
      <style:text-properties fo:font-size="18pt"/>
    </style:style>
    <style:style style:name="P32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18pt"/>
    </style:style>
    <style:style style:name="P35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.034cm" fo:margin-bottom="0cm" fo:line-height="100%" fo:text-align="start" fo:text-indent="0cm" style:writing-mode="lr-tb">
        <style:tab-stops>
          <style:tab-stop style:position="0.975cm"/>
          <style:tab-stop style:position="0.977cm"/>
        </style:tab-stops>
      </style:paragraph-properties>
      <style:text-properties fo:font-size="18pt"/>
    </style:style>
    <style:style style:name="P37" style:family="paragraph">
      <style:paragraph-properties fo:margin-left="0cm" fo:margin-right="0cm" fo:margin-top="0.524cm" fo:margin-bottom="0cm" fo:line-height="100%" fo:text-align="start" fo:text-indent="0cm" style:writing-mode="lr-tb">
        <style:tab-stops>
          <style:tab-stop style:position="0.975cm"/>
          <style:tab-stop style:position="0.977cm"/>
        </style:tab-stops>
      </style:paragraph-properties>
      <style:text-properties fo:font-size="18pt"/>
    </style:style>
    <style:style style:name="P38" style:family="paragraph">
      <loext:graphic-properties draw:fill="none"/>
      <style:paragraph-properties fo:margin-left="0cm" fo:margin-right="0cm" fo:margin-top="0.034cm" fo:margin-bottom="0cm" fo:line-height="100%" fo:text-align="start" fo:text-indent="0cm" style:writing-mode="lr-tb" style:font-independent-line-spacing="true">
        <style:tab-stops>
          <style:tab-stop style:position="0.975cm"/>
          <style:tab-stop style:position="0.977cm"/>
        </style:tab-stops>
      </style:paragraph-properties>
      <style:text-properties fo:font-size="18pt"/>
    </style:style>
    <style:style style:name="P39" style:family="paragraph">
      <style:paragraph-properties fo:margin-left="0.265cm" fo:margin-right="0cm" fo:margin-top="0.035cm" fo:margin-bottom="0cm" fo:line-height="100%" fo:text-align="start" fo:text-indent="0cm">
        <style:tab-stops>
          <style:tab-stop style:position="1.45cm"/>
        </style:tab-stops>
      </style:paragraph-properties>
    </style:style>
    <style:style style:name="P4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1" style:family="paragraph">
      <style:paragraph-properties fo:margin-left="0.035cm" fo:margin-right="0cm" fo:margin-top="0.037cm" fo:margin-bottom="0cm" fo:line-height="100%" fo:text-align="start" fo:text-indent="0cm" style:writing-mode="lr-tb"/>
      <style:text-properties fo:font-size="18pt"/>
    </style:style>
    <style:style style:name="P42" style:family="paragraph">
      <loext:graphic-properties draw:fill="none"/>
      <style:paragraph-properties fo:margin-left="0.035cm" fo:margin-right="0cm" fo:margin-top="0.037cm" fo:margin-bottom="0cm" fo:line-height="100%" fo:text-align="start" fo:text-indent="0cm" style:writing-mode="lr-tb" style:font-independent-line-spacing="true"/>
      <style:text-properties fo:font-size="18pt"/>
    </style:style>
    <style:style style:name="P43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44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45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46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size="18pt"/>
    </style:style>
    <style:style style:name="P47" style:family="paragraph">
      <loext:graphic-properties draw:fill="none"/>
      <style:paragraph-properties style:writing-mode="lr-tb"/>
    </style:style>
    <style:style style:name="P48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P49" style:family="paragraph">
      <loext:graphic-properties draw:fill="bitmap" draw:fill-image-name="msFillBitmap_20_35" style:repeat="stretch"/>
      <style:paragraph-properties fo:text-align="start" style:font-independent-line-spacing="true"/>
      <style:text-properties fo:font-size="18pt"/>
    </style:style>
    <style:style style:name="P50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size="18pt"/>
    </style:style>
    <style:style style:name="P51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1.432cm" fo:margin-top="0.002cm" fo:margin-bottom="0cm" fo:line-height="0.744cm" fo:text-align="start" fo:text-indent="0cm" style:writing-mode="lr-tb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3" style:family="paragraph">
      <style:paragraph-properties fo:margin-left="0cm" fo:margin-right="0.898cm" fo:margin-top="0.386cm" fo:margin-bottom="0cm" fo:line-height="110%" fo:text-align="start" fo:text-indent="0cm" style:writing-mode="lr-tb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4" style:family="paragraph">
      <style:paragraph-properties fo:margin-left="0cm" fo:margin-right="0.898cm" fo:margin-top="0.457cm" fo:margin-bottom="0cm" fo:line-height="100%" fo:text-align="start" fo:text-indent="0cm" style:writing-mode="lr-tb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5" style:family="paragraph">
      <style:paragraph-properties fo:margin-left="0cm" fo:margin-right="0.898cm" fo:margin-top="0.459cm" fo:margin-bottom="0cm" fo:line-height="100%" fo:text-align="start" fo:text-indent="0cm" style:writing-mode="lr-tb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6" style:family="paragraph">
      <style:paragraph-properties fo:margin-left="0cm" fo:margin-right="0.898cm" fo:margin-top="0.453cm" fo:margin-bottom="0cm" fo:line-height="100%" fo:text-align="start" fo:text-indent="0cm" style:writing-mode="lr-tb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7" style:family="paragraph">
      <loext:graphic-properties draw:fill="none"/>
      <style:paragraph-properties fo:margin-left="0cm" fo:margin-right="1.432cm" fo:margin-top="0.002cm" fo:margin-bottom="0cm" fo:line-height="0.744cm" fo:text-align="start" fo:text-indent="0cm" style:writing-mode="lr-tb" style:font-independent-line-spacing="true">
        <style:tab-stops>
          <style:tab-stop style:position="1.362cm"/>
          <style:tab-stop style:position="1.363cm"/>
        </style:tab-stops>
      </style:paragraph-properties>
      <style:text-properties fo:font-size="18pt"/>
    </style:style>
    <style:style style:name="P58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size="18pt"/>
    </style:style>
    <style:style style:name="P59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size="18pt"/>
    </style:style>
    <style:style style:name="P60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size="18pt"/>
    </style:style>
    <style:style style:name="P61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size="18pt"/>
    </style:style>
    <style:style style:name="P62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size="18pt"/>
    </style:style>
    <style:style style:name="P63" style:family="paragraph">
      <loext:graphic-properties draw:fill="bitmap" draw:fill-image-name="msFillBitmap_20_49" style:repeat="stretch"/>
      <style:paragraph-properties fo:text-align="start" style:font-independent-line-spacing="true"/>
      <style:text-properties fo:font-size="18pt"/>
    </style:style>
    <style:style style:name="P64" style:family="paragraph">
      <loext:graphic-properties draw:fill="bitmap" draw:fill-image-name="msFillBitmap_20_50" style:repeat="stretch"/>
      <style:paragraph-properties fo:text-align="start" style:font-independent-line-spacing="true"/>
      <style:text-properties fo:font-size="18pt"/>
    </style:style>
    <style:style style:name="P65" style:family="paragraph">
      <loext:graphic-properties draw:fill="bitmap" draw:fill-image-name="msFillBitmap_20_51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language="en" fo:country="GB" fo:font-style="normal" style:text-underline-style="none" fo:font-weight="normal" style:font-name-asian="Montserrat" style:font-size-asian="40pt" style:font-style-asian="normal" style:font-weight-asian="normal" style:font-name-complex="DejaVu Sans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3pt" fo:letter-spacing="normal" fo:language="en" fo:country="GB" fo:font-style="normal" style:text-underline-style="none" fo:font-weight="normal" style:font-name-asian="Lato1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02cm" fo:language="en" fo:country="GB" fo:font-style="normal" style:text-underline-style="none" fo:font-weight="normal" style:font-name-asian="Montserrat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normal" fo:language="en" fo:country="GB" fo:font-style="normal" style:text-underline-style="none" fo:font-weight="normal" style:font-name-asian="Montserrat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12cm" fo:language="en" fo:country="GB" fo:font-style="normal" style:text-underline-style="none" fo:font-weight="normal" style:font-name-asian="Montserrat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8pt" fo:letter-spacing="-0.002cm" fo:font-style="normal" style:text-underline-style="none" fo:font-weight="normal" style:font-size-asian="28pt" style:font-style-asian="normal" style:font-weight-asian="normal" style:font-name-complex="Palladio Uralic" style:font-size-complex="2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8pt" fo:letter-spacing="-0.018cm" fo:font-style="normal" style:text-underline-style="none" fo:font-weight="normal" style:font-size-asian="28pt" style:font-style-asian="normal" style:font-weight-asian="normal" style:font-name-complex="Palladio Uralic" style:font-size-complex="28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8pt" fo:letter-spacing="-0.004cm" fo:font-style="normal" style:text-underline-style="none" fo:font-weight="normal" style:font-size-asian="28pt" style:font-style-asian="normal" style:font-weight-asian="normal" style:font-name-complex="Palladio Uralic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2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4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14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normal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0pt" fo:letter-spacing="-0.002cm" fo:font-style="normal" style:text-underline-style="none" fo:font-weight="normal" style:font-size-asian="20pt" style:font-style-asian="normal" style:font-weight-asian="normal" style:font-name-complex="Palladio Uralic" style:font-size-complex="20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18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04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7pt" fo:letter-spacing="normal" fo:font-style="normal" style:text-underline-style="none" fo:font-weight="normal" style:font-size-asian="17pt" style:font-style-asian="normal" style:font-weight-asian="normal" style:font-name-complex="Palladio Uralic" style:font-size-complex="17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7pt" fo:letter-spacing="-0.002cm" fo:font-style="normal" style:text-underline-style="none" fo:font-weight="normal" style:font-size-asian="17pt" style:font-style-asian="normal" style:font-weight-asian="normal" style:font-name-complex="Palladio Uralic" style:font-size-complex="17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7pt" fo:letter-spacing="-0.037cm" fo:font-style="normal" style:text-underline-style="none" fo:font-weight="normal" style:font-size-asian="17pt" style:font-style-asian="normal" style:font-weight-asian="normal" style:font-name-complex="Palladio Uralic" style:font-size-complex="17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7pt" fo:letter-spacing="-0.021cm" fo:font-style="normal" style:text-underline-style="none" fo:font-weight="normal" style:font-size-asian="17pt" style:font-style-asian="normal" style:font-weight-asian="normal" style:font-name-complex="Palladio Uralic" style:font-size-complex="17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7pt" fo:letter-spacing="-0.042cm" fo:font-style="normal" style:text-underline-style="none" fo:font-weight="normal" style:font-size-asian="17pt" style:font-style-asian="normal" style:font-weight-asian="normal" style:font-name-complex="Palladio Uralic" style:font-size-complex="17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02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23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7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24" style:family="text">
      <style:text-properties fo:font-variant="normal" fo:text-transform="none" fo:color="#a9aced" loext:opacity="100%" style:text-line-through-style="none" style:text-line-through-type="none" style:text-position="-26% 58%" style:font-name="Arial1" fo:font-size="27pt" fo:letter-spacing="0.053cm" fo:font-style="normal" style:text-underline-style="none" fo:font-weight="normal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Wingdings" fo:font-size="14pt" fo:letter-spacing="0.035cm" fo:font-style="normal" style:text-underline-style="none" fo:font-weight="normal" style:font-size-asian="14pt" style:font-style-asian="normal" style:font-weight-asian="normal" style:font-name-complex="Wingdings" style:font-size-complex="14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4pt" fo:letter-spacing="0.035cm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4pt" fo:letter-spacing="-0.002cm" fo:font-style="normal" style:text-underline-style="none" fo:font-weight="normal" style:font-size-asian="14pt" style:font-style-asian="normal" style:font-weight-asian="normal" style:font-name-complex="Palladio Uralic" style:font-size-complex="14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4pt" fo:letter-spacing="normal" fo:font-style="normal" style:text-underline-style="none" fo:font-weight="normal" style:font-size-asian="14pt" style:font-style-asian="normal" style:font-weight-asian="normal" style:font-name-complex="Palladio Uralic" style:font-size-complex="14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4pt" fo:letter-spacing="-0.06cm" fo:font-style="normal" style:text-underline-style="none" fo:font-weight="normal" style:font-size-asian="14pt" style:font-style-asian="normal" style:font-weight-asian="normal" style:font-name-complex="Palladio Uralic" style:font-size-complex="14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4pt" fo:letter-spacing="-0.09cm" fo:font-style="normal" style:text-underline-style="none" fo:font-weight="normal" style:font-size-asian="14pt" style:font-style-asian="normal" style:font-weight-asian="normal" style:font-name-complex="Palladio Uralic" style:font-size-complex="14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5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2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65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83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4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25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05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26% 58%" style:font-name="Palladio Uralic" fo:font-size="15.8000001907349pt" fo:letter-spacing="0.008cm" fo:font-style="normal" style:text-underline-style="none" fo:font-weight="normal" style:font-size-asian="15.8000001907349pt" style:font-style-asian="normal" style:font-weight-asian="normal" style:font-name-complex="Palladio Uralic" style:font-size-complex="15.8000001907349pt" style:font-style-complex="normal" style:font-weight-complex="normal"/>
    </style:style>
    <style:style style:name="T3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23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26% 58%" style:font-name="Palladio Uralic" fo:font-size="15.8000001907349pt" fo:letter-spacing="0.002cm" fo:font-style="normal" style:text-underline-style="none" fo:font-weight="normal" style:font-size-asian="15.8000001907349pt" style:font-style-asian="normal" style:font-weight-asian="normal" style:font-name-complex="Palladio Uralic" style:font-size-complex="15.8000001907349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26% 58%" style:font-name="Palladio Uralic" fo:font-size="15.8000001907349pt" fo:letter-spacing="0.005cm" fo:font-style="normal" style:text-underline-style="none" fo:font-weight="normal" style:font-size-asian="15.8000001907349pt" style:font-style-asian="normal" style:font-weight-asian="normal" style:font-name-complex="Palladio Uralic" style:font-size-complex="15.8000001907349pt" style:font-style-complex="normal" style:font-weight-complex="normal"/>
    </style:style>
    <style:style style:name="T40" style:family="text">
      <style:text-properties fo:font-variant="normal" fo:text-transform="none" fo:color="#ffffff" loext:opacity="100%" style:text-line-through-style="none" style:text-line-through-type="none" style:text-position="26% 58%" style:font-name="Palladio Uralic" fo:font-size="15.8000001907349pt" fo:letter-spacing="0.011cm" fo:font-style="normal" style:text-underline-style="none" fo:font-weight="normal" style:font-size-asian="15.8000001907349pt" style:font-style-asian="normal" style:font-weight-asian="normal" style:font-name-complex="Palladio Uralic" style:font-size-complex="15.8000001907349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26% 58%" style:font-name="Palladio Uralic" fo:font-size="15.8000001907349pt" fo:letter-spacing="0.071cm" fo:font-style="normal" style:text-underline-style="none" fo:font-weight="normal" style:font-size-asian="15.8000001907349pt" style:font-style-asian="normal" style:font-weight-asian="normal" style:font-name-complex="Palladio Uralic" style:font-size-complex="15.8000001907349pt" style:font-style-complex="normal" style:font-weight-complex="normal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07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4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2cm" fo:font-style="normal" style:text-underline-style="none" fo:font-weight="bold" style:font-size-asian="16pt" style:font-style-asian="normal" style:font-weight-asian="bold" style:font-name-complex="Palladio Uralic" style:font-size-complex="16pt" style:font-style-complex="normal" style:font-weight-complex="bold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04cm" fo:font-style="normal" style:text-underline-style="none" fo:font-weight="bold" style:font-size-asian="16pt" style:font-style-asian="normal" style:font-weight-asian="bold" style:font-name-complex="Palladio Uralic" style:font-size-complex="16pt" style:font-style-complex="normal" style:font-weight-complex="bold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-0.025cm" fo:font-style="normal" style:text-underline-style="none" fo:font-weight="bold" style:font-size-asian="16pt" style:font-style-asian="normal" style:font-weight-asian="bold" style:font-name-complex="Palladio Uralic" style:font-size-complex="16pt" style:font-style-complex="normal" style:font-weight-complex="bold"/>
    </style:style>
    <style:style style:name="T46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25cm" fo:font-style="normal" style:text-underline-style="none" fo:font-weight="bold" style:font-size-asian="16pt" style:font-style-asian="normal" style:font-weight-asian="bold" style:font-name-complex="Palladio Uralic" style:font-size-complex="16pt" style:font-style-complex="normal" style:font-weight-complex="bold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11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48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49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49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12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50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19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32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52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16pt" fo:letter-spacing="0.021cm" fo:font-style="normal" style:text-underline-style="none" fo:font-weight="normal" style:font-size-asian="16pt" style:font-style-asian="normal" style:font-weight-asian="normal" style:font-name-complex="Palladio Uralic" style:font-size-complex="16pt" style:font-style-complex="normal" style:font-weight-complex="normal"/>
    </style:style>
    <style:style style:name="T53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normal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4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02cm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5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0.002cm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6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04cm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7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07cm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8" style:family="text">
      <style:text-properties fo:font-variant="normal" fo:text-transform="none" fo:color="#ffffff" loext:opacity="100%" style:text-line-through-style="none" style:text-line-through-type="none" style:text-position="0% 100%" style:font-name="Palladio Uralic" fo:font-size="24pt" fo:letter-spacing="-0.011cm" fo:font-style="normal" style:text-underline-style="none" fo:font-weight="normal" style:font-size-asian="24pt" style:font-style-asian="normal" style:font-weight-asian="normal" style:font-name-complex="Palladio Uralic" style:font-size-complex="24pt" style:font-style-complex="normal" style:font-weight-complex="normal"/>
    </style:style>
    <style:style style:name="T5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font-name-asian="Calibri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35cm" text:min-label-width="0.796cm"/>
        <style:text-properties fo:font-family="Wingdings" style:font-charset="x-symbol" fo:color="#a9aced" fo:font-size="9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35cm" text:min-label-width="0.939cm"/>
        <style:text-properties fo:font-family="Wingdings" style:font-charset="x-symbol" fo:color="#a9aced" fo:font-size="9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35cm" text:min-label-width="0.939cm"/>
        <style:text-properties fo:font-family="Wingdings" style:font-charset="x-symbol" fo:color="#a9aced" fo:font-size="8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34cm" text:min-label-width="0.941cm"/>
        <style:text-properties fo:font-family="Wingdings" style:font-charset="x-symbol" fo:color="#a9aced" fo:font-size="9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423cm" text:min-label-width="0.939cm"/>
        <style:text-properties fo:font-family="Wingdings" style:font-charset="x-symbol" fo:color="#a9aced" fo:font-size="9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423cm" text:min-label-width="0.939cm"/>
        <style:text-properties style:font-name="Arial1" fo:color="#a9aced" fo:font-size="9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Google Shape;134;p13" draw:style-name="gr1" draw:text-style-name="P2" draw:layer="layout" svg:width="15.36cm" svg:height="4.83cm" svg:x="10.83cm" svg:y="4.832cm">
          <text:p text:style-name="P1"><text:span text:style-name="T1">MARKETING &amp; RETAIL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3_1" draw:style-name="gr2" draw:text-style-name="P2" draw:layer="layout" svg:width="10.624cm" svg:height="1.545cm" svg:x="15.567cm" svg:y="12.018cm">
          <text:p text:style-name="P1"><text:span text:style-name="T2">MILESTONE 2 - VAIBH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1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Blank_20_Slide_5f__5f_">
        <office:forms form:automatic-focus="false" form:apply-design-mode="false"/>
        <draw:custom-shape draw:name="Google Shape;134;p13_1" draw:style-name="gr4" draw:text-style-name="P5" draw:layer="layout" svg:width="15.36cm" svg:height="8.503cm" svg:x="10.83cm" svg:y="4.832cm">
          <text:p text:style-name="P4"><text:span text:style-name="T3">A Grocery </text:span><text:span text:style-name="T4">Store shared </text:span><text:span text:style-name="T3">the transactional data </text:span><text:span text:style-name="T4">with <text:s/></text:span><text:span text:style-name="T3">you. Your </text:span><text:span text:style-name="T4">job </text:span><text:span text:style-name="T3">is to identify the most popular </text:span><text:span text:style-name="T4">combos <text:s/></text:span><text:span text:style-name="T3">that </text:span><text:span text:style-name="T4">can </text:span><text:span text:style-name="T3">be suggested to the Grocery </text:span><text:span text:style-name="T4">Store chain after <text:s/>a </text:span><text:span text:style-name="T3">thorough analysis </text:span><text:span text:style-name="T4">of </text:span><text:span text:style-name="T3">the </text:span><text:span text:style-name="T4">most </text:span><text:span text:style-name="T3">commonly </text:span><text:span text:style-name="T4">occurring <text:s/></text:span><text:span text:style-name="T3">sets of </text:span><text:span text:style-name="T4">items in </text:span><text:span text:style-name="T3">the </text:span><text:span text:style-name="T4">customer </text:span><text:span text:style-name="T3">orders. The </text:span><text:span text:style-name="T4">Store <text:s/></text:span><text:span text:style-name="T3">doesn’t have </text:span><text:span text:style-name="T4">any combo </text:span><text:span text:style-name="T3">offers. </text:span><text:span text:style-name="T4">Can </text:span><text:span text:style-name="T3">you suggest the <text:s/>best </text:span><text:span text:style-name="T4">combos &amp;</text:span><text:span text:style-name="T5"> </text:span><text:span text:style-name="T4">offer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2" presentation:class="page"/>
          <draw:frame presentation:style-name="pr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Blank_20_Slide_5f__5f__5f_">
        <office:forms form:automatic-focus="false" form:apply-design-mode="false"/>
        <draw:frame draw:name="object 3" presentation:style-name="pr3" draw:text-style-name="P7" draw:layer="layout" svg:width="12.493cm" svg:height="3.215cm" svg:x="10.686cm" svg:y="2.151cm" presentation:class="title" presentation:user-transformed="true">
          <draw:text-box>
            <text:p text:style-name="P6"><text:span text:style-name="T6">READING THE</text:span><text:span text:style-name="T7"> </text:span><text:span text:style-name="T8">DATASET</text:span></text:p>
          </draw:text-box>
        </draw:frame>
        <draw:custom-shape draw:name="object 11" draw:style-name="gr5" draw:text-style-name="P8" draw:layer="layout" svg:width="9.372cm" svg:height="10.489cm" svg:x="15.82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5">
          <draw:custom-shape draw:name="object 6" draw:style-name="gr6" draw:text-style-name="P9" draw:layer="layout" svg:width="12.987cm" svg:height="9.291cm" svg:x="0.635cm" svg:y="3.4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7" draw:style-name="gr7" draw:text-style-name="P10" draw:layer="layout" svg:width="11.683cm" svg:height="7.987cm" svg:x="1.3cm" svg:y="4.1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8" draw:style-name="gr8" draw:text-style-name="P11" draw:layer="layout" svg:width="11.709cm" svg:height="8.014cm" svg:x="1.287cm" svg:y="4.103cm">
            <text:p/>
            <draw:enhanced-geometry draw:mirror-horizontal="false" draw:mirror-vertical="false" svg:viewBox="0 0 0 0" drawooo:sub-view-size="4215765 2885440" draw:text-areas="0 0 ?f0 ?f1" draw:type="ooxml-non-primitive" draw:enhanced-path="M 0 2885313 L 4215765 2885313 4215765 0 0 0 0 2885313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3" draw:layer="layout" svg:width="18.115cm" svg:height="11.136cm" svg:x="1.441cm" svg:y="2.256cm" draw:page-number="3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Blank_20_Slide_5f__5f__5f__5f_">
        <office:forms form:automatic-focus="false" form:apply-design-mode="false"/>
        <draw:custom-shape draw:name="object 3_0" draw:style-name="gr9" draw:text-style-name="P13" draw:layer="layout" svg:width="11.212cm" svg:height="2.467cm" svg:x="0.853cm" svg:y="1.905cm">
          <text:list text:style-name="L3">
            <text:list-item>
              <text:p text:style-name="P12"><text:span text:style-name="T9">The dataset is measured using central <text:s/>measures for all </text:span><text:span text:style-name="T10">the </text:span><text:span text:style-name="T9">columns with</text:span><text:span text:style-name="T11"> </text:span><text:span text:style-name="T9">integer valu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0" draw:text-style-name="P16" draw:layer="layout" svg:width="10.16cm" svg:height="3.746cm" svg:x="0.635cm" svg:y="5.144cm">
          <text:p text:style-name="P14"><text:span text:style-name="T9"/></text:p>
          <text:list text:style-name="L3">
            <text:list-item>
              <text:p text:style-name="P15"><text:span text:style-name="T9">It tells how </text:span><text:span text:style-name="T10">the </text:span><text:span text:style-name="T9">data is been distributed, <text:s/>deviated or centrally</text:span><text:span text:style-name="T12"> </text:span><text:span text:style-name="T9">aligned</text:span><text:span text:style-name="T13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0" draw:style-name="gr11" draw:text-style-name="P18" draw:layer="layout" svg:width="11.725cm" svg:height="1.658cm" svg:x="15.276cm" svg:y="1.27cm">
          <text:list text:style-name="L4">
            <text:list-item>
              <text:p text:style-name="P17"><text:span text:style-name="T9">This </text:span><text:span text:style-name="T10">gives the </text:span><text:span text:style-name="T9">info of all </text:span><text:span text:style-name="T10">the </text:span><text:span text:style-name="T9">columns of </text:span><text:span text:style-name="T10">the <text:s/></text:span><text:span text:style-name="T9">datase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_0" draw:style-name="gr12" draw:text-style-name="P21" draw:layer="layout" svg:width="12.029cm" svg:height="2.336cm" svg:x="15.276cm" svg:y="3.283cm">
          <text:list text:style-name="L4">
            <text:list-item>
              <text:p text:style-name="P19"><text:span text:style-name="T9">Two columns are of object </text:span><text:span text:style-name="T10">type, </text:span><text:span text:style-name="T9">and </text:span><text:span text:style-name="T10">the</text:span><text:span text:style-name="T14"> </text:span><text:span text:style-name="T9">rest</text:span></text:p>
            </text:list-item>
          </text:list>
          <text:p text:style-name="P20"><text:span text:style-name="T9">is of int</text:span><text:span text:style-name="T15"> </text:span><text:span text:style-name="T10">typ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7_0">
          <draw:custom-shape draw:name="object 8_0" draw:style-name="gr13" draw:text-style-name="P22" draw:layer="layout" svg:width="14.261cm" svg:height="5.329cm" svg:x="0cm" svg:y="8.73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9_0" draw:style-name="gr14" draw:text-style-name="P23" draw:layer="layout" svg:width="12.957cm" svg:height="4.025cm" svg:x="0.664cm" svg:y="9.3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_0" draw:style-name="gr15" draw:text-style-name="P11" draw:layer="layout" svg:width="12.985cm" svg:height="4.052cm" svg:x="0.651cm" svg:y="9.384cm">
            <text:p/>
            <draw:enhanced-geometry draw:mirror-horizontal="false" draw:mirror-vertical="false" svg:viewBox="0 0 0 0" drawooo:sub-view-size="4674870 1459229" draw:text-areas="0 0 ?f0 ?f1" draw:type="ooxml-non-primitive" draw:enhanced-path="M 0 1458849 L 4674489 1458849 4674489 0 0 0 0 1458849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13" draw:style-name="gr16" draw:text-style-name="P24" draw:layer="layout" svg:width="10.21cm" svg:height="6.353cm" svg:x="16.751cm" svg:y="9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4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Blank_20_Slide_5f__5f__5f__5f__5f_">
        <office:forms form:automatic-focus="false" form:apply-design-mode="false"/>
        <draw:g draw:name="object 6_1">
          <draw:custom-shape draw:name="object 7_1" draw:style-name="gr17" draw:text-style-name="P25" draw:layer="layout" svg:width="6.726cm" svg:height="4.893cm" svg:x="2.084cm" svg:y="8.5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8_1" draw:style-name="gr18" draw:text-style-name="P26" draw:layer="layout" svg:width="5.422cm" svg:height="3.589cm" svg:x="2.748cm" svg:y="9.2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9_1" draw:style-name="gr19" draw:text-style-name="P11" draw:layer="layout" svg:width="5.449cm" svg:height="3.617cm" svg:x="2.735cm" svg:y="9.23cm">
            <text:p/>
            <draw:enhanced-geometry draw:mirror-horizontal="false" draw:mirror-vertical="false" svg:viewBox="0 0 0 0" drawooo:sub-view-size="1962150 1302385" draw:text-areas="0 0 ?f0 ?f1" draw:type="ooxml-non-primitive" draw:enhanced-path="M 0 1301877 L 1961769 1301877 1961769 0 0 0 0 1301877 Z N">
              <draw:equation draw:name="f0" draw:formula="logwidth"/>
              <draw:equation draw:name="f1" draw:formula="logheight"/>
            </draw:enhanced-geometry>
          </draw:custom-shape>
        </draw:g>
        <draw:g draw:name="object 10">
          <draw:custom-shape draw:name="object 11_0" draw:style-name="gr20" draw:text-style-name="P27" draw:layer="layout" svg:width="6.506cm" svg:height="4.994cm" svg:x="18.259cm" svg:y="9.6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2" draw:style-name="gr21" draw:text-style-name="P28" draw:layer="layout" svg:width="5.202cm" svg:height="3.69cm" svg:x="18.924cm" svg:y="10.2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3_0" draw:style-name="gr22" draw:text-style-name="P11" draw:layer="layout" svg:width="5.229cm" svg:height="3.717cm" svg:x="18.91cm" svg:y="10.263cm">
            <text:p/>
            <draw:enhanced-geometry draw:mirror-horizontal="false" draw:mirror-vertical="false" svg:viewBox="0 0 0 0" drawooo:sub-view-size="1882775 1338579" draw:text-areas="0 0 ?f0 ?f1" draw:type="ooxml-non-primitive" draw:enhanced-path="M 0 1338452 L 1882521 1338452 1882521 0 0 0 0 1338452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3_1" draw:style-name="gr23" draw:text-style-name="P18" draw:layer="layout" svg:width="12.491cm" svg:height="5.463cm" svg:x="1.27cm" svg:y="1.522cm">
          <text:list text:style-name="L5">
            <text:list-item>
              <text:p text:style-name="P17"><text:span text:style-name="T16">Df.shape </text:span><text:span text:style-name="T17">gives the </text:span><text:span text:style-name="T16">shape of </text:span><text:span text:style-name="T17">the </text:span><text:span text:style-name="T16">dataset</text:span><text:span text:style-name="T18"> </text:span><text:span text:style-name="T17">that <text:s/></text:span><text:span text:style-name="T16">is it </text:span><text:span text:style-name="T17">gives the total </text:span><text:span text:style-name="T16">number of </text:span><text:span text:style-name="T17">rows </text:span><text:span text:style-name="T16">and <text:s/>columns in </text:span><text:span text:style-name="T17">the</text:span><text:span text:style-name="T19"> </text:span><text:span text:style-name="T16">dataset.</text:span></text:p>
            </text:list-item>
            <text:list-item>
              <text:p text:style-name="P29"><text:span text:style-name="T16">The dataset </text:span><text:span text:style-name="T17">has </text:span><text:span text:style-name="T16">20641 </text:span><text:span text:style-name="T17">rows </text:span><text:span text:style-name="T16">and 3</text:span><text:span text:style-name="T20"> </text:span><text:span text:style-name="T16">colum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_0" draw:style-name="gr24" draw:text-style-name="P31" draw:layer="layout" svg:width="10.279cm" svg:height="1.658cm" svg:x="16.47cm" svg:y="1.527cm">
          <text:list text:style-name="L6">
            <text:list-item>
              <text:p text:style-name="P30"><text:span text:style-name="T9">Here we </text:span><text:span text:style-name="T10">see that the </text:span><text:span text:style-name="T9">dataset does not <text:s/>have any </text:span><text:span text:style-name="T10">null</text:span><text:span text:style-name="T21"> </text:span><text:span text:style-name="T9">valu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_1" draw:style-name="gr25" draw:text-style-name="P31" draw:layer="layout" svg:width="9.857cm" svg:height="4.089cm" svg:x="16.51cm" svg:y="4.801cm">
          <text:list text:style-name="L6">
            <text:list-item>
              <text:p text:style-name="P30"><text:span text:style-name="T9">If there was any missing values <text:s/>present or any duplicate values, we <text:s/>would have treated it before <text:s/>performing any</text:span><text:span text:style-name="T15"> </text:span><text:span text:style-name="T9">calculation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Blank_20_Slide_5f__5f__5f__5f__5f__5f_">
        <office:forms form:automatic-focus="false" form:apply-design-mode="false"/>
        <draw:g draw:name="object 4_1">
          <draw:custom-shape draw:name="object 5_2" draw:style-name="gr26" draw:text-style-name="P32" draw:layer="layout" svg:width="7.115cm" svg:height="4.736cm" svg:x="6.22cm" svg:y="10.5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2" draw:style-name="gr27" draw:text-style-name="P33" draw:layer="layout" svg:width="5.811cm" svg:height="3.432cm" svg:x="6.885cm" svg:y="11.1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7_2" draw:style-name="gr28" draw:text-style-name="P11" draw:layer="layout" svg:width="5.839cm" svg:height="3.46cm" svg:x="6.872cm" svg:y="11.155cm">
            <text:p/>
            <draw:enhanced-geometry draw:mirror-horizontal="false" draw:mirror-vertical="false" svg:viewBox="0 0 0 0" drawooo:sub-view-size="2102485 1245870" draw:text-areas="0 0 ?f0 ?f1" draw:type="ooxml-non-primitive" draw:enhanced-path="M 0 1245489 L 2101977 1245489 2101977 0 0 0 0 1245489 Z N">
              <draw:equation draw:name="f0" draw:formula="logwidth"/>
              <draw:equation draw:name="f1" draw:formula="logheight"/>
            </draw:enhanced-geometry>
          </draw:custom-shape>
        </draw:g>
        <draw:g draw:name="object 8_2">
          <draw:custom-shape draw:name="object 9" draw:style-name="gr29" draw:text-style-name="P34" draw:layer="layout" svg:width="10.527cm" svg:height="11.916cm" svg:x="15.748cm" svg:y="4.4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_1" draw:style-name="gr30" draw:text-style-name="P35" draw:layer="layout" svg:width="9.223cm" svg:height="10.646cm" svg:x="16.413cm" svg:y="5.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1_1" draw:style-name="gr31" draw:text-style-name="P11" draw:layer="layout" svg:width="9.251cm" svg:height="10.672cm" svg:x="16.4cm" svg:y="5.097cm">
            <text:p/>
            <draw:enhanced-geometry draw:mirror-horizontal="false" draw:mirror-vertical="false" svg:viewBox="0 0 0 0" drawooo:sub-view-size="3330575 3842384" draw:text-areas="0 0 ?f0 ?f1" draw:type="ooxml-non-primitive" draw:enhanced-path="M 0 3842385 L 3330321 3842385 3330321 0 0 0 0 3842385 Z N">
              <draw:equation draw:name="f0" draw:formula="logwidth"/>
              <draw:equation draw:name="f1" draw:formula="logheight"/>
            </draw:enhanced-geometry>
          </draw:custom-shape>
        </draw:g>
        <draw:custom-shape draw:name="object 3_2" draw:style-name="gr32" draw:text-style-name="P38" draw:layer="layout" svg:width="16.613cm" svg:height="2.585cm" svg:x="0.635cm" svg:y="2.403cm">
          <text:list text:style-name="L6">
            <text:list-item>
              <text:p text:style-name="P36"><text:span text:style-name="T9">We find there </text:span><text:span text:style-name="T12">are 4730 </text:span><text:span text:style-name="T9">duplicate values present in </text:span><text:span text:style-name="T10">the </text:span><text:span text:style-name="T9">data</text:span><text:span text:style-name="T22"> </text:span><text:span text:style-name="T9">set.</text:span></text:p>
            </text:list-item>
            <text:list-item>
              <text:p text:style-name="P37"><text:span text:style-name="T9">The duplicate values </text:span><text:span text:style-name="T12">are</text:span><text:span text:style-name="T23"> </text:span><text:span text:style-name="T9">remov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Blank_20_Slide_5f__5f__5f__5f__5f__5f__5f_">
        <office:forms form:automatic-focus="false" form:apply-design-mode="false"/>
        <draw:frame draw:name="object 6_3" presentation:style-name="pr8" draw:text-style-name="P40" draw:layer="layout" svg:width="21.525cm" svg:height="3.216cm" svg:x="1.335cm" svg:y="-0.199cm" presentation:class="title" presentation:user-transformed="true">
          <draw:text-box>
            <text:p text:style-name="P39"><text:span text:style-name="T24"><text:s/></text:span><text:span text:style-name="T25"></text:span><text:span text:style-name="T26"> </text:span><text:span text:style-name="T27">From the </text:span><text:span text:style-name="T28">chart </text:span><text:span text:style-name="T27">below </text:span><text:span text:style-name="T28">we see </text:span><text:span text:style-name="T27">that </text:span><text:span text:style-name="T28">Poultry has </text:span><text:span text:style-name="T27">highest </text:span><text:span text:style-name="T28">count of orders and followed by</text:span><text:span text:style-name="T29"> </text:span><text:span text:style-name="T28">soda.</text:span></text:p>
          </draw:text-box>
        </draw:frame>
        <draw:custom-shape draw:name="object 7_3" draw:style-name="gr33" draw:text-style-name="P42" draw:layer="layout" svg:width="18.195cm" svg:height="1.22cm" svg:x="2.125cm" svg:y="2.203cm">
          <text:p text:style-name="P41"><text:span text:style-name="T28">The lowest count of orders is hand soap and second lowest count is sandwich</text:span><text:span text:style-name="T30"> </text:span><text:span text:style-name="T28">loav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8_3">
          <draw:custom-shape draw:name="object 9_2" draw:style-name="gr34" draw:text-style-name="P43" draw:layer="layout" svg:width="19.464cm" svg:height="13.237cm" svg:x="3.043cm" svg:y="3.27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_2" draw:style-name="gr35" draw:text-style-name="P44" draw:layer="layout" svg:width="18.16cm" svg:height="11.933cm" svg:x="3.708cm" svg:y="3.9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1_2" draw:style-name="gr36" draw:text-style-name="P11" draw:layer="layout" svg:width="18.186cm" svg:height="11.96cm" svg:x="3.695cm" svg:y="3.925cm">
            <text:p/>
            <draw:enhanced-geometry draw:mirror-horizontal="false" draw:mirror-vertical="false" svg:viewBox="0 0 0 0" drawooo:sub-view-size="6547484 4305935" draw:text-areas="0 0 ?f0 ?f1" draw:type="ooxml-non-primitive" draw:enhanced-path="M 0 4305681 L 6547484 4305681 6547484 0 0 0 0 4305681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3" draw:layer="layout" svg:width="18.115cm" svg:height="11.136cm" svg:x="1.441cm" svg:y="2.256cm" draw:page-number="7" presentation:class="page"/>
          <draw:frame presentation:style-name="pr9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Blank_20_Slide_5f__5f__5f__5f__5f__5f__5f__5f_">
        <office:forms form:automatic-focus="false" form:apply-design-mode="false"/>
        <draw:g draw:name="object 3_3">
          <draw:custom-shape draw:name="object 4_2" draw:style-name="gr37" draw:text-style-name="P45" draw:layer="layout" svg:width="21.255cm" svg:height="10.917cm" svg:x="6.175cm" svg:y="5.24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_3" draw:style-name="gr38" draw:text-style-name="P46" draw:layer="layout" svg:width="19.951cm" svg:height="9.613cm" svg:x="6.84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4" draw:style-name="gr39" draw:text-style-name="P11" draw:layer="layout" svg:width="19.979cm" svg:height="9.64cm" svg:x="6.827cm" svg:y="5.897cm">
            <text:p/>
            <draw:enhanced-geometry draw:mirror-horizontal="false" draw:mirror-vertical="false" svg:viewBox="0 0 0 0" drawooo:sub-view-size="7192645 3470910" draw:text-areas="0 0 ?f0 ?f1" draw:type="ooxml-non-primitive" draw:enhanced-path="M 0 3470529 L 7192136 3470529 7192136 0 0 0 0 3470529 Z N">
              <draw:equation draw:name="f0" draw:formula="logwidth"/>
              <draw:equation draw:name="f1" draw:formula="logheight"/>
            </draw:enhanced-geometry>
          </draw:custom-shape>
        </draw:g>
        <draw:frame draw:style-name="gr40" draw:text-style-name="P47" draw:layer="layout" svg:width="27.316cm" svg:height="2.278cm" svg:x="0.684cm" svg:y="0.635cm">
          <draw:text-box>
            <text:p><text:span text:style-name="T9">From </text:span><text:span text:style-name="T10">the </text:span><text:span text:style-name="T9">chart we see that January month has </text:span><text:span text:style-name="T10">the </text:span><text:span text:style-name="T9">highest count of 3227, <text:s/>followed by February</text:span><text:span text:style-name="T31"> </text:span><text:span text:style-name="T9">2815.</text:span></text:p>
            <text:p><text:span text:style-name="T10">June </text:span><text:span text:style-name="T9">month has </text:span><text:span text:style-name="T10">the </text:span><text:span text:style-name="T9">lowest count </text:span><text:span text:style-name="T12">1827, </text:span><text:span text:style-name="T9">and second lowest is April</text:span><text:span text:style-name="T32"> </text:span><text:span text:style-name="T12">1397.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8" presentation:class="page"/>
          <draw:frame presentation:style-name="pr10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Blank_20_Slide_5f__5f__5f__5f__5f__5f__5f__5f__5f_">
        <office:forms form:automatic-focus="false" form:apply-design-mode="false"/>
        <draw:g draw:name="object 3_4">
          <draw:custom-shape draw:name="object 4_3" draw:style-name="gr41" draw:text-style-name="P48" draw:layer="layout" svg:width="21.945cm" svg:height="11.885cm" draw:transform="skewX (-0.0280998009571087) translate (5.721cm 3.9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_4" draw:style-name="gr42" draw:text-style-name="P49" draw:layer="layout" svg:width="20.641cm" svg:height="10.583cm" draw:transform="skewX (-0.0280998009571087) translate (6.405cm 4.65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5" draw:style-name="gr43" draw:text-style-name="P11" draw:layer="layout" svg:width="20.668cm" svg:height="10.61cm" draw:transform="skewX (-0.0280998009571087) translate (6.391cm 4.641cm)">
            <text:p/>
            <draw:enhanced-geometry draw:mirror-horizontal="false" draw:mirror-vertical="false" svg:viewBox="0 0 0 0" drawooo:sub-view-size="7440930 3821429" draw:text-areas="0 0 ?f0 ?f1" draw:type="ooxml-non-primitive" draw:enhanced-path="M 0 3821049 L 7440549 3821049 7440549 0 0 0 0 3821049 Z N">
              <draw:equation draw:name="f0" draw:formula="logwidth"/>
              <draw:equation draw:name="f1" draw:formula="logheight"/>
            </draw:enhanced-geometry>
          </draw:custom-shape>
        </draw:g>
        <draw:frame draw:style-name="gr40" draw:text-style-name="P47" draw:layer="layout" svg:width="26.611cm" svg:height="2.687cm" svg:x="0.694cm" svg:y="0.635cm">
          <draw:text-box>
            <text:p><text:span text:style-name="T9">From </text:span><text:span text:style-name="T33">the</text:span><text:span text:style-name="T34"> </text:span><text:span text:style-name="T9">chart we see </text:span><text:span text:style-name="T10">that </text:span><text:span text:style-name="T9">for </text:span><text:span text:style-name="T10">the </text:span><text:span text:style-name="T9">year 2018, </text:span><text:span text:style-name="T35">3</text:span><text:span text:style-name="T36">rd </text:span><text:span text:style-name="T9">Quarter has </text:span><text:span text:style-name="T10">the </text:span><text:span text:style-name="T9">highest</text:span><text:span text:style-name="T37"> </text:span><text:span text:style-name="T9">count</text:span></text:p>
            <text:p><text:span text:style-name="T9">followed by </text:span><text:span text:style-name="T21">1</text:span><text:span text:style-name="T38">st </text:span><text:span text:style-name="T9">Quarter </text:span><text:span text:style-name="T10">then </text:span><text:span text:style-name="T15">2</text:span><text:span text:style-name="T39">nd</text:span><text:span text:style-name="T40"> </text:span><text:span text:style-name="T9">Quarter.</text:span></text:p>
            <text:p><text:span text:style-name="T9">For </text:span><text:span text:style-name="T10">the </text:span><text:span text:style-name="T9">year </text:span><text:span text:style-name="T12">2019, </text:span><text:span text:style-name="T21">1</text:span><text:span text:style-name="T38">st </text:span><text:span text:style-name="T9">Quarter has </text:span><text:span text:style-name="T10">the </text:span><text:span text:style-name="T9">highest count followed </text:span><text:span text:style-name="T12">by </text:span><text:span text:style-name="T21">2</text:span><text:span text:style-name="T38">nd </text:span><text:span text:style-name="T9">Quarter </text:span><text:span text:style-name="T10">then <text:s/></text:span><text:span text:style-name="T21">3</text:span><text:span text:style-name="T38">rd</text:span><text:span text:style-name="T41"> </text:span><text:span text:style-name="T9">Quarter.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9" presentation:class="page"/>
          <draw:frame presentation:style-name="pr1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Blank_20_Slide_5f__5f__5f__5f__5f__5f__5f__5f__5f__5f_">
        <office:forms form:automatic-focus="false" form:apply-design-mode="false"/>
        <draw:g draw:name="object 3_5">
          <draw:custom-shape draw:name="object 4_4" draw:style-name="gr44" draw:text-style-name="P50" draw:layer="layout" svg:width="24.607cm" svg:height="10.67cm" svg:x="3.393cm" svg:y="5.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_5" draw:style-name="gr45" draw:text-style-name="P51" draw:layer="layout" svg:width="23.304cm" svg:height="9.543cm" svg:x="4.058cm" svg:y="5.65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6" draw:style-name="gr46" draw:text-style-name="P11" draw:layer="layout" svg:width="23.33cm" svg:height="9.567cm" svg:x="4.045cm" svg:y="5.643cm">
            <text:p/>
            <draw:enhanced-geometry draw:mirror-horizontal="false" draw:mirror-vertical="false" svg:viewBox="0 0 0 0" drawooo:sub-view-size="8399145 3985895" draw:text-areas="0 0 ?f0 ?f1" draw:type="ooxml-non-primitive" draw:enhanced-path="M 0 3985641 L 8399144 3985641 8399144 0 0 0 0 3985641 Z N">
              <draw:equation draw:name="f0" draw:formula="logwidth"/>
              <draw:equation draw:name="f1" draw:formula="logheight"/>
            </draw:enhanced-geometry>
          </draw:custom-shape>
        </draw:g>
        <draw:frame draw:style-name="gr40" draw:text-style-name="P47" draw:layer="layout" svg:width="19.57cm" svg:height="1.554cm" svg:x="7.1cm" svg:y="1.621cm">
          <draw:text-box>
            <text:p><text:span text:style-name="T9">The average value for </text:span><text:span text:style-name="T10">the </text:span><text:span text:style-name="T9">year </text:span><text:span text:style-name="T12">2018 </text:span><text:span text:style-name="T9">is 59.222. For </text:span><text:span text:style-name="T10">the </text:span><text:span text:style-name="T9">year 2019</text:span><text:span text:style-name="T22"> </text:span><text:span text:style-name="T9">is</text:span></text:p>
            <text:p><text:span text:style-name="T9">56.333 and for </text:span><text:span text:style-name="T10">the </text:span><text:span text:style-name="T9">year 2020 is</text:span><text:span text:style-name="T42"> </text:span><text:span text:style-name="T9">49.5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10" presentation:class="page"/>
          <draw:frame presentation:style-name="pr12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Blank_20_Slide_5f__5f__5f__5f__5f__5f__5f__5f__5f__5f__5f_">
        <office:forms form:automatic-focus="false" form:apply-design-mode="false"/>
        <draw:custom-shape draw:name="object 2" draw:style-name="gr47" draw:text-style-name="P57" draw:layer="layout" svg:width="22.225cm" svg:height="15.008cm" svg:x="3.81cm" svg:y="0cm">
          <text:list text:style-name="L7">
            <text:list-item>
              <text:p text:style-name="P52"><text:span text:style-name="T9">Market basket analysis is </text:span><text:span text:style-name="T43">a data </text:span><text:span text:style-name="T44">mining </text:span><text:span text:style-name="T43">technique used by retailers to increase sales by better <text:s/></text:span><text:span text:style-name="T45">understanding </text:span><text:span text:style-name="T44">customer purchasing </text:span><text:span text:style-name="T43">patterns</text:span><text:span text:style-name="T9">. It involves analyzing large data sets, such as <text:s/></text:span><text:span text:style-name="T10">purchase </text:span><text:span text:style-name="T9">history, to reveal product groupings, as well as products </text:span><text:span text:style-name="T10">that </text:span><text:span text:style-name="T9">are likely to be purchased <text:s/>together..</text:span></text:p>
            </text:list-item>
            <text:list-item>
              <text:p text:style-name="P53"><text:span text:style-name="T9">Association Rules are widely used </text:span><text:span text:style-name="T10">to </text:span><text:span text:style-name="T9">analyze retail basket or transaction data, and are intended </text:span><text:span text:style-name="T10">to <text:s/></text:span><text:span text:style-name="T9">identify strong rules discovered in transaction data using measures of interestingness, based on </text:span><text:span text:style-name="T10">the <text:s/></text:span><text:span text:style-name="T9">concept of strong</text:span><text:span text:style-name="T14"> </text:span><text:span text:style-name="T9">rules.</text:span></text:p>
            </text:list-item>
            <text:list-item>
              <text:p text:style-name="P54"><text:span text:style-name="T44">An </text:span><text:span text:style-name="T43">example of Association</text:span><text:span text:style-name="T46"> </text:span><text:span text:style-name="T44">Rules</text:span></text:p>
            </text:list-item>
          </text:list>
          <text:list text:style-name="L8">
            <text:list-item>
              <text:p text:style-name="P55"><text:span text:style-name="T10">Assume </text:span><text:span text:style-name="T9">there are 100</text:span><text:span text:style-name="T47"> </text:span><text:span text:style-name="T9">customers</text:span></text:p>
            </text:list-item>
            <text:list-item>
              <text:p text:style-name="P56"><text:span text:style-name="T9">10 of </text:span><text:span text:style-name="T10">them </text:span><text:span text:style-name="T9">bought milk, 8 bought butter and 6 bought both of</text:span><text:span text:style-name="T48"> </text:span><text:span text:style-name="T9">them.</text:span></text:p>
            </text:list-item>
            <text:list-item>
              <text:p text:style-name="P54"><text:span text:style-name="T9">bought milk =&gt; bought</text:span><text:span text:style-name="T49"> </text:span><text:span text:style-name="T10">butter</text:span></text:p>
            </text:list-item>
            <text:list-item>
              <text:p text:style-name="P54"><text:span text:style-name="T9">support = P(Milk &amp; Butter) = 6/100 =</text:span><text:span text:style-name="T50"> </text:span><text:span text:style-name="T9">0.06</text:span></text:p>
            </text:list-item>
            <text:list-item>
              <text:p text:style-name="P56"><text:span text:style-name="T9">confidence = support/P(Butter) = 0.06/0.08 =</text:span><text:span text:style-name="T51"> </text:span><text:span text:style-name="T9">0.75</text:span></text:p>
            </text:list-item>
            <text:list-item>
              <text:p text:style-name="P55"><text:span text:style-name="T9">lift = confidence/P(Milk) = 0.75/0.10 =</text:span><text:span text:style-name="T52"> </text:span><text:span text:style-name="T9">7.5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115cm" svg:height="11.136cm" svg:x="1.441cm" svg:y="2.256cm" draw:page-number="11" presentation:class="page"/>
          <draw:frame presentation:style-name="pr1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Blank_20_Slide_5f__5f__5f__5f__5f__5f__5f__5f__5f__5f__5f__5f_">
        <office:forms form:automatic-focus="false" form:apply-design-mode="false"/>
        <draw:g draw:name="object 3_6">
          <draw:custom-shape draw:name="object 4_5" draw:style-name="gr48" draw:text-style-name="P58" draw:layer="layout" svg:width="18.675cm" svg:height="7.356cm" svg:x="4.308cm" svg:y="0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_6" draw:style-name="gr49" draw:text-style-name="P59" draw:layer="layout" svg:width="17.676cm" svg:height="6.339cm" svg:x="4.817cm" svg:y="0.5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7" draw:style-name="gr50" draw:text-style-name="P60" draw:layer="layout" svg:width="11.666cm" svg:height="8.152cm" svg:x="2.54cm" svg:y="7.0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7_4" draw:style-name="gr51" draw:text-style-name="P61" draw:layer="layout" svg:width="10.668cm" svg:height="7.332cm" svg:x="3.048cm" svg:y="7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8_4" draw:style-name="gr52" draw:text-style-name="P11" draw:layer="layout" svg:width="10.688cm" svg:height="7.354cm" svg:x="3.039cm" svg:y="7.61cm">
            <text:p/>
            <draw:enhanced-geometry draw:mirror-horizontal="false" draw:mirror-vertical="false" svg:viewBox="0 0 0 0" drawooo:sub-view-size="5022215 3308984" draw:text-areas="0 0 ?f0 ?f1" draw:type="ooxml-non-primitive" draw:enhanced-path="M 0 3308985 L 5021960 3308985 5021960 0 0 0 0 3308985 Z N">
              <draw:equation draw:name="f0" draw:formula="logwidth"/>
              <draw:equation draw:name="f1" draw:formula="logheight"/>
            </draw:enhanced-geometry>
          </draw:custom-shape>
          <draw:custom-shape draw:name="object 9_3" draw:style-name="gr53" draw:text-style-name="P62" draw:layer="layout" svg:width="11.718cm" svg:height="8.209cm" svg:x="13.71cm" svg:y="7.0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10_3" draw:style-name="gr54" draw:text-style-name="P63" draw:layer="layout" svg:width="10.718cm" svg:height="7.389cm" svg:x="14.22cm" svg:y="7.56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3" draw:layer="layout" svg:width="18.115cm" svg:height="11.136cm" svg:x="1.441cm" svg:y="2.256cm" draw:page-number="12" presentation:class="page"/>
          <draw:frame presentation:style-name="pr1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Blank_20_Slide_5f__5f__5f__5f__5f__5f__5f__5f__5f__5f__5f__5f__5f_">
        <office:forms form:automatic-focus="false" form:apply-design-mode="false"/>
        <draw:custom-shape draw:name="Google Shape;135;p13_14" draw:style-name="gr55" draw:text-style-name="P2" draw:layer="layout" svg:width="10.624cm" svg:height="1.545cm" svg:x="15.567cm" svg:y="12.018cm">
          <text:p text:style-name="P1"><text:span text:style-name="T2">MILESTONE 1 - VAIBH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7" draw:layer="layout" svg:width="23.495cm" svg:height="12.7cm" svg:x="4.445cm" svg:y="3.175cm">
          <draw:text-box>
            <text:p><text:span text:style-name="T53">So as we can see in </text:span><text:span text:style-name="T54">the previous slide the table shows <text:s/></text:span><text:span text:style-name="T53">610572 </text:span><text:span text:style-name="T54">records </text:span><text:span text:style-name="T53">in which each </text:span><text:span text:style-name="T54">row contains </text:span><text:span text:style-name="T53">a </text:span><text:span text:style-name="T54">different <text:s/></text:span><text:span text:style-name="T53">rules.</text:span></text:p>
            <text:p><text:span text:style-name="T53">It </text:span><text:span text:style-name="T54">has </text:span><text:span text:style-name="T53">created </text:span><text:span text:style-name="T54">multiple rules </text:span><text:span text:style-name="T53">on </text:span><text:span text:style-name="T54">the basis </text:span><text:span text:style-name="T53">of </text:span><text:span text:style-name="T54">threshold <text:s/>limit that </text:span><text:span text:style-name="T53">we </text:span><text:span text:style-name="T54">have </text:span><text:span text:style-name="T53">set earlier in </text:span><text:span text:style-name="T54">the Association Rule <text:s/></text:span><text:span text:style-name="T53">Learner </text:span><text:span text:style-name="T54">Node and whichever has </text:span><text:span text:style-name="T53">a </text:span><text:span text:style-name="T54">higher lift </text:span><text:span text:style-name="T53">value <text:s/>we </text:span><text:span text:style-name="T54">recommend that product to the</text:span><text:span text:style-name="T55"> </text:span><text:span text:style-name="T53">customer.</text:span></text:p>
            <text:p><text:span text:style-name="T53">Consequent </text:span><text:span text:style-name="T54">column contains </text:span><text:span text:style-name="T53">recommended </text:span><text:span text:style-name="T56">products <text:s/></text:span><text:span text:style-name="T54">and </text:span><text:span text:style-name="T53">we </text:span><text:span text:style-name="T54">have </text:span><text:span text:style-name="T53">sorted </text:span><text:span text:style-name="T54">the lift </text:span><text:span text:style-name="T53">values </text:span><text:span text:style-name="T54">from higher to <text:s/>lower </text:span><text:span text:style-name="T53">for </text:span><text:span text:style-name="T54">the better</text:span><text:span text:style-name="T55"> </text:span><text:span text:style-name="T54">recommendations.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13" presentation:class="page"/>
          <draw:frame presentation:style-name="pr1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Blank_20_Slide_5f__5f__5f__5f__5f__5f__5f__5f__5f__5f__5f__5f__5f__5f_">
        <office:forms form:automatic-focus="false" form:apply-design-mode="false"/>
        <draw:custom-shape draw:name="Google Shape;135;p13_15" draw:style-name="gr56" draw:text-style-name="P2" draw:layer="layout" svg:width="10.624cm" svg:height="1.545cm" svg:x="15.567cm" svg:y="12.018cm">
          <text:p text:style-name="P1"><text:span text:style-name="T2">MILESTONE 1 - VAIBHA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3_7">
          <draw:custom-shape draw:name="object 4_6" draw:style-name="gr57" draw:text-style-name="P64" draw:layer="layout" svg:width="22.724cm" svg:height="12.479cm" svg:x="3.311cm" svg:y="3.1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_7" draw:style-name="gr58" draw:text-style-name="P65" draw:layer="layout" svg:width="21.634cm" svg:height="11.518cm" svg:x="3.867cm" svg:y="3.6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_8" draw:style-name="gr59" draw:text-style-name="P11" draw:layer="layout" svg:width="21.655cm" svg:height="11.537cm" svg:x="3.856cm" svg:y="3.655cm">
            <text:p/>
            <draw:enhanced-geometry draw:mirror-horizontal="false" draw:mirror-vertical="false" svg:viewBox="0 0 0 0" drawooo:sub-view-size="9321165 5633085" draw:text-areas="0 0 ?f0 ?f1" draw:type="ooxml-non-primitive" draw:enhanced-path="M 0 5633085 L 9321165 5633085 9321165 0 0 0 0 5633085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3" draw:layer="layout" svg:width="18.115cm" svg:height="11.136cm" svg:x="1.441cm" svg:y="2.256cm" draw:page-number="14" presentation:class="page"/>
          <draw:frame presentation:style-name="pr1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Blank_20_Slide_5f__5f__5f__5f__5f__5f__5f__5f__5f__5f__5f__5f__5f__5f__5f_">
        <office:forms form:automatic-focus="false" form:apply-design-mode="false"/>
        <draw:frame draw:style-name="gr40" draw:text-style-name="P47" draw:layer="layout" svg:width="28.262cm" svg:height="12.065cm" svg:x="0.313cm" svg:y="1.905cm">
          <draw:text-box>
            <text:p><text:span text:style-name="T54">From the </text:span><text:span text:style-name="T53">above </text:span><text:span text:style-name="T54">slide </text:span><text:span text:style-name="T53">we </text:span><text:span text:style-name="T54">see that the </text:span><text:span text:style-name="T53">store can </text:span><text:span text:style-name="T54">provide some </text:span><text:span text:style-name="T53">combo <text:s/>offers </text:span><text:span text:style-name="T54">for these products </text:span><text:span text:style-name="T53">(sandwich </text:span><text:span text:style-name="T54">bags, ketchup, sugar, </text:span><text:span text:style-name="T53">all- <text:s/></text:span><text:span text:style-name="T54">purpose) </text:span><text:span text:style-name="T53">and </text:span><text:span text:style-name="T54">(laundry detergent, </text:span><text:span text:style-name="T53">soap, flour) </text:span><text:span text:style-name="T54">as they have good</text:span><text:span text:style-name="T55"> </text:span><text:span text:style-name="T53">lift.</text:span></text:p>
            <text:p><text:span text:style-name="T54">Same </text:span><text:span text:style-name="T53">way for </text:span><text:span text:style-name="T54">(laundry detergent, </text:span><text:span text:style-name="T53">soap, flour) and </text:span><text:span text:style-name="T54">(sandwich bags, <text:s/>ketchup, sugar, </text:span><text:span text:style-name="T53">all- </text:span><text:span text:style-name="T54">purpose).</text:span></text:p>
            <text:p><text:span text:style-name="T54">The </text:span><text:span text:style-name="T53">can </text:span><text:span text:style-name="T54">also provide </text:span><text:span text:style-name="T53">few </text:span><text:span text:style-name="T54">discounts </text:span><text:span text:style-name="T53">offers on</text:span><text:span text:style-name="T57"> </text:span><text:span text:style-name="T53">combos.</text:span></text:p>
            <text:p><text:span text:style-name="T54">The store </text:span><text:span text:style-name="T53">can design </text:span><text:span text:style-name="T54">the </text:span><text:span text:style-name="T53">discount </text:span><text:span text:style-name="T54">offers and </text:span><text:span text:style-name="T53">combos. </text:span><text:span text:style-name="T54">The </text:span><text:span text:style-name="T53">above <text:s/>discount </text:span><text:span text:style-name="T54">% </text:span><text:span text:style-name="T53">are just an</text:span><text:span text:style-name="T58"> </text:span><text:span text:style-name="T53">example.</text:span></text:p>
          </draw:text-box>
        </draw:frame>
        <presentation:notes draw:style-name="dp2">
          <draw:page-thumbnail draw:style-name="gr3" draw:layer="layout" svg:width="18.115cm" svg:height="11.136cm" svg:x="1.441cm" svg:y="2.256cm" draw:page-number="15" presentation:class="page"/>
          <draw:frame presentation:style-name="pr1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Blank_20_Slide_5f__5f__5f__5f__5f__5f__5f__5f__5f__5f__5f__5f__5f__5f__5f__5f_">
        <office:forms form:automatic-focus="false" form:apply-design-mode="false"/>
        <draw:frame draw:style-name="gr40" draw:text-style-name="P47" draw:layer="layout" svg:width="12.592cm" svg:height="2.935cm" svg:x="10.16cm" svg:y="1.51cm">
          <draw:text-box>
            <text:p><text:span text:style-name="T59">Jupyter Notebook-</text:span></text:p>
            <text:p><text:span text:style-name="T60"><text:line-break/></text:span><text:span text:style-name="T59">Vaibhav_MRA _Project2.ipynb</text:span></text:p>
          </draw:text-box>
        </draw:frame>
        <draw:frame draw:style-name="gr60" draw:text-style-name="P47" draw:layer="layout" svg:width="25.631cm" svg:height="3.396cm" svg:x="1.257cm" svg:y="6.21cm">
          <draw:text-box>
            <text:p><text:span text:style-name="T59">Tableau Workbook-</text:span></text:p>
            <text:p><text:span text:style-name="T61"/></text:p>
            <text:p><text:span text:style-name="T61">https://public.tableau.com/views/MRA_Project_2_16332837128560/productacrossorder_id?:language=en-US&amp;:display_count=n&amp;:origin=viz_share_link</text:span></text:p>
            <text:p><text:span text:style-name="T2"/></text:p>
          </draw:text-box>
        </draw:frame>
        <presentation:notes draw:style-name="dp2">
          <draw:page-thumbnail draw:style-name="gr3" draw:layer="layout" svg:width="18.115cm" svg:height="11.136cm" svg:x="1.441cm" svg:y="2.256cm" draw:page-number="16" presentation:class="page"/>
          <draw:frame presentation:style-name="pr18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DejaVu Sans" svg:font-family="'DejaVu Sans'"/>
    <style:font-face style:name="Lato1" svg:font-family="Lato"/>
    <style:font-face style:name="Montserrat" svg:font-family="Montserrat"/>
    <style:font-face style:name="Palladio Uralic" svg:font-family="'Palladio Uralic'"/>
    <style:font-face style:name="Times New Roman1" svg:font-family="'Times New Roman'"/>
    <style:font-face style:name="Wingdings" svg:font-family="Wingdings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Montserrat1" svg:font-family="Montserrat" style:font-pitch="variable"/>
    <style:font-face style:name="Palladio Uralic1" svg:font-family="'Palladio Uralic'" style:font-pitch="variable"/>
    <style:font-face style:name="Segoe UI" svg:font-family="'Segoe UI'" style:font-pitch="variable"/>
    <style:font-face style:name="Tahoma" svg:font-family="Tahoma" style:font-pitch="variable"/>
    <style:font-face style:name="Times New Roman" svg:font-family="'Times New Roman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msFillBitmap_20_14" draw:display-name="msFillBitmap 14" xlink:href="Pictures/1000020100000100000000B76F091251A30EAA18.png" xlink:type="simple" xlink:show="embed" xlink:actuate="onLoad"/>
    <draw:fill-image draw:name="msFillBitmap_20_15" draw:display-name="msFillBitmap 15" xlink:href="Pictures/1000000000000150000000C9B8BB4636BBF4A944.png" xlink:type="simple" xlink:show="embed" xlink:actuate="onLoad"/>
    <draw:fill-image draw:name="msFillBitmap_20_17" draw:display-name="msFillBitmap 17" xlink:href="Pictures/1000000000000173000001AB43A0BC8EA314FC36.png" xlink:type="simple" xlink:show="embed" xlink:actuate="onLoad"/>
    <draw:fill-image draw:name="msFillBitmap_20_18" draw:display-name="msFillBitmap 18" xlink:href="Pictures/1000020100000119000000698BD99A17EF30E1A7.png" xlink:type="simple" xlink:show="embed" xlink:actuate="onLoad"/>
    <draw:fill-image draw:name="msFillBitmap_20_19" draw:display-name="msFillBitmap 19" xlink:href="Pictures/100000000000026400000043DD5F4AD36F3CB796.png" xlink:type="simple" xlink:show="embed" xlink:actuate="onLoad"/>
    <draw:fill-image draw:name="msFillBitmap_20_21" draw:display-name="msFillBitmap 21" xlink:href="Pictures/100000000000016B000000DD869C7F0CE24A0E56.png" xlink:type="simple" xlink:show="embed" xlink:actuate="onLoad"/>
    <draw:fill-image draw:name="msFillBitmap_20_22" draw:display-name="msFillBitmap 22" xlink:href="Pictures/10000201000000850000006165D95FEC4AEB491E.png" xlink:type="simple" xlink:show="embed" xlink:actuate="onLoad"/>
    <draw:fill-image draw:name="msFillBitmap_20_23" draw:display-name="msFillBitmap 23" xlink:href="Pictures/10000000000000670000004180430DEA39F5AB38.png" xlink:type="simple" xlink:show="embed" xlink:actuate="onLoad"/>
    <draw:fill-image draw:name="msFillBitmap_20_24" draw:display-name="msFillBitmap 24" xlink:href="Pictures/10000201000000810000006338D4C3E55110348F.png" xlink:type="simple" xlink:show="embed" xlink:actuate="onLoad"/>
    <draw:fill-image draw:name="msFillBitmap_20_25" draw:display-name="msFillBitmap 25" xlink:href="Pictures/10000000000000920000005DD0F5148D9A129154.png" xlink:type="simple" xlink:show="embed" xlink:actuate="onLoad"/>
    <draw:fill-image draw:name="msFillBitmap_20_26" draw:display-name="msFillBitmap 26" xlink:href="Pictures/100002010000008D0000005E6F3D707606FB8A84.png" xlink:type="simple" xlink:show="embed" xlink:actuate="onLoad"/>
    <draw:fill-image draw:name="msFillBitmap_20_27" draw:display-name="msFillBitmap 27" xlink:href="Pictures/10000000000000D900000047D2EA50AF3AA09CBB.png" xlink:type="simple" xlink:show="embed" xlink:actuate="onLoad"/>
    <draw:fill-image draw:name="msFillBitmap_20_28" draw:display-name="msFillBitmap 28" xlink:href="Pictures/10000201000000D0000000EBE8A712B1F9B6659E.png" xlink:type="simple" xlink:show="embed" xlink:actuate="onLoad"/>
    <draw:fill-image draw:name="msFillBitmap_20_29" draw:display-name="msFillBitmap 29" xlink:href="Pictures/1000000000000179000001B1981776CBC7B1A571.png" xlink:type="simple" xlink:show="embed" xlink:actuate="onLoad"/>
    <draw:fill-image draw:name="msFillBitmap_20_30" draw:display-name="msFillBitmap 30" xlink:href="Pictures/100002010000018000000105C293D2AA09462E38.png" xlink:type="simple" xlink:show="embed" xlink:actuate="onLoad"/>
    <draw:fill-image draw:name="msFillBitmap_20_31" draw:display-name="msFillBitmap 31" xlink:href="Pictures/10000000000004CE000002F04CADAC282227ED5B.png" xlink:type="simple" xlink:show="embed" xlink:actuate="onLoad"/>
    <draw:fill-image draw:name="msFillBitmap_20_32" draw:display-name="msFillBitmap 32" xlink:href="Pictures/10000201000001A3000000D7B7E683F09086EB9C.png" xlink:type="simple" xlink:show="embed" xlink:actuate="onLoad"/>
    <draw:fill-image draw:name="msFillBitmap_20_33" draw:display-name="msFillBitmap 33" xlink:href="Pictures/10000000000004BC000002F416F4BCC21F1AC224.png" xlink:type="simple" xlink:show="embed" xlink:actuate="onLoad"/>
    <draw:fill-image draw:name="msFillBitmap_20_34" draw:display-name="msFillBitmap 34" xlink:href="Pictures/10000201000001B1000000EB738C6D953E1D455A.png" xlink:type="simple" xlink:show="embed" xlink:actuate="onLoad"/>
    <draw:fill-image draw:name="msFillBitmap_20_35" draw:display-name="msFillBitmap 35" xlink:href="Pictures/10000000000004CB000002F84430FBC74D1D41B3.png" xlink:type="simple" xlink:show="embed" xlink:actuate="onLoad"/>
    <draw:fill-image draw:name="msFillBitmap_20_38" draw:display-name="msFillBitmap 38" xlink:href="Pictures/10000201000001E5000000F45720CDBE24FC9B37.png" xlink:type="simple" xlink:show="embed" xlink:actuate="onLoad"/>
    <draw:fill-image draw:name="msFillBitmap_20_39" draw:display-name="msFillBitmap 39" xlink:href="Pictures/10000000000004D5000002EB1609ECF2BB4E1D12.jpg" xlink:type="simple" xlink:show="embed" xlink:actuate="onLoad"/>
    <draw:fill-image draw:name="msFillBitmap_20_44" draw:display-name="msFillBitmap 44" xlink:href="Pictures/10000201000001E0000000B64519083C9E652FF0.png" xlink:type="simple" xlink:show="embed" xlink:actuate="onLoad"/>
    <draw:fill-image draw:name="msFillBitmap_20_45" draw:display-name="msFillBitmap 45" xlink:href="Pictures/10000000000004C500000129E2AF9AFB78CE1FE6.png" xlink:type="simple" xlink:show="embed" xlink:actuate="onLoad"/>
    <draw:fill-image draw:name="msFillBitmap_20_46" draw:display-name="msFillBitmap 46" xlink:href="Pictures/100002010000012C000000C9FB91CA90E549E2BB.png" xlink:type="simple" xlink:show="embed" xlink:actuate="onLoad"/>
    <draw:fill-image draw:name="msFillBitmap_20_47" draw:display-name="msFillBitmap 47" xlink:href="Pictures/1000000000000200000001B1D08FFE14C852E98A.png" xlink:type="simple" xlink:show="embed" xlink:actuate="onLoad"/>
    <draw:fill-image draw:name="msFillBitmap_20_48" draw:display-name="msFillBitmap 48" xlink:href="Pictures/100002010000012E000000CA7F194A2015D059A4.png" xlink:type="simple" xlink:show="embed" xlink:actuate="onLoad"/>
    <draw:fill-image draw:name="msFillBitmap_20_49" draw:display-name="msFillBitmap 49" xlink:href="Pictures/10000000000003BD0000027814C0A7F7D3A62BA0.png" xlink:type="simple" xlink:show="embed" xlink:actuate="onLoad"/>
    <draw:fill-image draw:name="msFillBitmap_20_50" draw:display-name="msFillBitmap 50" xlink:href="Pictures/10000201000002170000014EA528B836D2B16FD8.png" xlink:type="simple" xlink:show="embed" xlink:actuate="onLoad"/>
    <draw:fill-image draw:name="msFillBitmap_20_51" draw:display-name="msFillBitmap 51" xlink:href="Pictures/10000000000004C1000002CB6D0E6FDDC8A3EF01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1b212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1b212c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1b212c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-background" style:display-name="Blank Slide___-background" style:family="presentation">
      <style:graphic-properties draw:stroke="none" draw:fill="solid" draw:fill-color="#1b212c"/>
      <style:text-properties style:letter-kerning="true"/>
    </style:style>
    <style:style style:name="Blank_20_Slide_5f__5f__5f_-backgroundobjects" style:display-name="Blank Slid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-notes" style:display-name="Blank Slid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-outline1" style:display-name="Blank Slide___-outline1" style:family="presentation">
      <style:graphic-properties draw:stroke="none" draw:fill="none" draw:auto-grow-height="false" draw:fit-to-size="false" style:shrink-to-fit="true">
        <text:list-style style:name="Blank_20_Slide_5f__5f__5f_-outline1" style:display-name="Blank Slid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-outline2" style:display-name="Blank Slide___-outline2" style:family="presentation" style:parent-style-name="Blank_20_Slide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-outline3" style:display-name="Blank Slide___-outline3" style:family="presentation" style:parent-style-name="Blank_20_Slide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-outline4" style:display-name="Blank Slide___-outline4" style:family="presentation" style:parent-style-name="Blank_20_Slide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-outline5" style:display-name="Blank Slide___-outline5" style:family="presentation" style:parent-style-name="Blank_20_Slide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-outline6" style:display-name="Blank Slide___-outline6" style:family="presentation" style:parent-style-name="Blank_20_Slide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-outline7" style:display-name="Blank Slide___-outline7" style:family="presentation" style:parent-style-name="Blank_20_Slide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-outline8" style:display-name="Blank Slide___-outline8" style:family="presentation" style:parent-style-name="Blank_20_Slide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-outline9" style:display-name="Blank Slide___-outline9" style:family="presentation" style:parent-style-name="Blank_20_Slide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-subtitle" style:display-name="Blank Slide___-subtitle" style:family="presentation">
      <style:graphic-properties draw:stroke="none" draw:fill="none" draw:textarea-vertical-align="middle">
        <text:list-style style:name="Blank_20_Slide_5f__5f__5f_-subtitle" style:display-name="Blank Slid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-title" style:display-name="Blank Slide___-title" style:family="presentation">
      <style:graphic-properties draw:stroke="none" draw:fill="none" draw:textarea-vertical-align="middle">
        <text:list-style style:name="Blank_20_Slide_5f__5f__5f_-title" style:display-name="Blank Slid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-background" style:display-name="Blank Slide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-backgroundobjects" style:display-name="Blank Slid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-notes" style:display-name="Blank Slid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-outline1" style:display-name="Blank Slide____-outline1" style:family="presentation">
      <style:graphic-properties draw:stroke="none" draw:fill="none" draw:auto-grow-height="false" draw:fit-to-size="false" style:shrink-to-fit="true">
        <text:list-style style:name="Blank_20_Slide_5f__5f__5f__5f_-outline1" style:display-name="Blank Slid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-outline2" style:display-name="Blank Slide____-outline2" style:family="presentation" style:parent-style-name="Blank_20_Slide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-outline3" style:display-name="Blank Slide____-outline3" style:family="presentation" style:parent-style-name="Blank_20_Slide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-outline4" style:display-name="Blank Slide____-outline4" style:family="presentation" style:parent-style-name="Blank_20_Slide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-outline5" style:display-name="Blank Slide____-outline5" style:family="presentation" style:parent-style-name="Blank_20_Slide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-outline6" style:display-name="Blank Slide____-outline6" style:family="presentation" style:parent-style-name="Blank_20_Slide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-outline7" style:display-name="Blank Slide____-outline7" style:family="presentation" style:parent-style-name="Blank_20_Slide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-outline8" style:display-name="Blank Slide____-outline8" style:family="presentation" style:parent-style-name="Blank_20_Slide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-outline9" style:display-name="Blank Slide____-outline9" style:family="presentation" style:parent-style-name="Blank_20_Slide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-subtitle" style:display-name="Blank Slide____-subtitle" style:family="presentation">
      <style:graphic-properties draw:stroke="none" draw:fill="none" draw:textarea-vertical-align="middle">
        <text:list-style style:name="Blank_20_Slide_5f__5f__5f__5f_-subtitle" style:display-name="Blank Slid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-title" style:display-name="Blank Slide____-title" style:family="presentation">
      <style:graphic-properties draw:stroke="none" draw:fill="none" draw:textarea-vertical-align="middle">
        <text:list-style style:name="Blank_20_Slide_5f__5f__5f__5f_-title" style:display-name="Blank Slid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-background" style:display-name="Blank Slide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-backgroundobjects" style:display-name="Blank Slid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-notes" style:display-name="Blank Slid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-outline1" style:display-name="Blank Slide_____-outline1" style:family="presentation">
      <style:graphic-properties draw:stroke="none" draw:fill="none" draw:auto-grow-height="false" draw:fit-to-size="false" style:shrink-to-fit="true">
        <text:list-style style:name="Blank_20_Slide_5f__5f__5f__5f__5f_-outline1" style:display-name="Blank Slide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-outline2" style:display-name="Blank Slide_____-outline2" style:family="presentation" style:parent-style-name="Blank_20_Slide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-outline3" style:display-name="Blank Slide_____-outline3" style:family="presentation" style:parent-style-name="Blank_20_Slide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-outline4" style:display-name="Blank Slide_____-outline4" style:family="presentation" style:parent-style-name="Blank_20_Slide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-outline5" style:display-name="Blank Slide_____-outline5" style:family="presentation" style:parent-style-name="Blank_20_Slide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-outline6" style:display-name="Blank Slide_____-outline6" style:family="presentation" style:parent-style-name="Blank_20_Slide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-outline7" style:display-name="Blank Slide_____-outline7" style:family="presentation" style:parent-style-name="Blank_20_Slide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-outline8" style:display-name="Blank Slide_____-outline8" style:family="presentation" style:parent-style-name="Blank_20_Slide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-outline9" style:display-name="Blank Slide_____-outline9" style:family="presentation" style:parent-style-name="Blank_20_Slide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-subtitle" style:display-name="Blank Slide_____-subtitle" style:family="presentation">
      <style:graphic-properties draw:stroke="none" draw:fill="none" draw:textarea-vertical-align="middle">
        <text:list-style style:name="Blank_20_Slide_5f__5f__5f__5f__5f_-subtitle" style:display-name="Blank Slide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-title" style:display-name="Blank Slide_____-title" style:family="presentation">
      <style:graphic-properties draw:stroke="none" draw:fill="none" draw:textarea-vertical-align="middle">
        <text:list-style style:name="Blank_20_Slide_5f__5f__5f__5f__5f_-title" style:display-name="Blank Slide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-background" style:display-name="Blank Slide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-backgroundobjects" style:display-name="Blank Slide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-notes" style:display-name="Blank Slide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-outline1" style:display-name="Blank Slide______-outline1" style:family="presentation">
      <style:graphic-properties draw:stroke="none" draw:fill="none" draw:auto-grow-height="false" draw:fit-to-size="false" style:shrink-to-fit="true">
        <text:list-style style:name="Blank_20_Slide_5f__5f__5f__5f__5f__5f_-outline1" style:display-name="Blank Slide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-outline2" style:display-name="Blank Slide______-outline2" style:family="presentation" style:parent-style-name="Blank_20_Slide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-outline3" style:display-name="Blank Slide______-outline3" style:family="presentation" style:parent-style-name="Blank_20_Slide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-outline4" style:display-name="Blank Slide______-outline4" style:family="presentation" style:parent-style-name="Blank_20_Slide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-outline5" style:display-name="Blank Slide______-outline5" style:family="presentation" style:parent-style-name="Blank_20_Slide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-outline6" style:display-name="Blank Slide______-outline6" style:family="presentation" style:parent-style-name="Blank_20_Slide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-outline7" style:display-name="Blank Slide______-outline7" style:family="presentation" style:parent-style-name="Blank_20_Slide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-outline8" style:display-name="Blank Slide______-outline8" style:family="presentation" style:parent-style-name="Blank_20_Slide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-outline9" style:display-name="Blank Slide______-outline9" style:family="presentation" style:parent-style-name="Blank_20_Slide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-subtitle" style:display-name="Blank Slide______-subtitle" style:family="presentation">
      <style:graphic-properties draw:stroke="none" draw:fill="none" draw:textarea-vertical-align="middle">
        <text:list-style style:name="Blank_20_Slide_5f__5f__5f__5f__5f__5f_-subtitle" style:display-name="Blank Slide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-title" style:display-name="Blank Slide______-title" style:family="presentation">
      <style:graphic-properties draw:stroke="none" draw:fill="none" draw:textarea-vertical-align="middle">
        <text:list-style style:name="Blank_20_Slide_5f__5f__5f__5f__5f__5f_-title" style:display-name="Blank Slide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-background" style:display-name="Blank Slide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-backgroundobjects" style:display-name="Blank Slide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-notes" style:display-name="Blank Slide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-outline1" style:display-name="Blank Slide_______-outline1" style:family="presentation">
      <style:graphic-properties draw:stroke="none" draw:fill="none" draw:auto-grow-height="false" draw:fit-to-size="false" style:shrink-to-fit="true">
        <text:list-style style:name="Blank_20_Slide_5f__5f__5f__5f__5f__5f__5f_-outline1" style:display-name="Blank Slide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-outline2" style:display-name="Blank Slide_______-outline2" style:family="presentation" style:parent-style-name="Blank_20_Slide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-outline3" style:display-name="Blank Slide_______-outline3" style:family="presentation" style:parent-style-name="Blank_20_Slide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-outline4" style:display-name="Blank Slide_______-outline4" style:family="presentation" style:parent-style-name="Blank_20_Slide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-outline5" style:display-name="Blank Slide_______-outline5" style:family="presentation" style:parent-style-name="Blank_20_Slide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-outline6" style:display-name="Blank Slide_______-outline6" style:family="presentation" style:parent-style-name="Blank_20_Slide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-outline7" style:display-name="Blank Slide_______-outline7" style:family="presentation" style:parent-style-name="Blank_20_Slide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-outline8" style:display-name="Blank Slide_______-outline8" style:family="presentation" style:parent-style-name="Blank_20_Slide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-outline9" style:display-name="Blank Slide_______-outline9" style:family="presentation" style:parent-style-name="Blank_20_Slide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-subtitle" style:display-name="Blank Slide_______-subtitle" style:family="presentation">
      <style:graphic-properties draw:stroke="none" draw:fill="none" draw:textarea-vertical-align="middle">
        <text:list-style style:name="Blank_20_Slide_5f__5f__5f__5f__5f__5f__5f_-subtitle" style:display-name="Blank Slide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-title" style:display-name="Blank Slide_______-title" style:family="presentation">
      <style:graphic-properties draw:stroke="none" draw:fill="none" draw:textarea-vertical-align="middle">
        <text:list-style style:name="Blank_20_Slide_5f__5f__5f__5f__5f__5f__5f_-title" style:display-name="Blank Slide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-background" style:display-name="Blank Slide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-backgroundobjects" style:display-name="Blank Slide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-notes" style:display-name="Blank Slide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-outline1" style:display-name="Blank Slide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-outline1" style:display-name="Blank Slide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-outline2" style:display-name="Blank Slide________-outline2" style:family="presentation" style:parent-style-name="Blank_20_Slide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-outline3" style:display-name="Blank Slide________-outline3" style:family="presentation" style:parent-style-name="Blank_20_Slide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-outline4" style:display-name="Blank Slide________-outline4" style:family="presentation" style:parent-style-name="Blank_20_Slide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-outline5" style:display-name="Blank Slide________-outline5" style:family="presentation" style:parent-style-name="Blank_20_Slide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-outline6" style:display-name="Blank Slide________-outline6" style:family="presentation" style:parent-style-name="Blank_20_Slide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-outline7" style:display-name="Blank Slide________-outline7" style:family="presentation" style:parent-style-name="Blank_20_Slide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-outline8" style:display-name="Blank Slide________-outline8" style:family="presentation" style:parent-style-name="Blank_20_Slide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-outline9" style:display-name="Blank Slide________-outline9" style:family="presentation" style:parent-style-name="Blank_20_Slide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-subtitle" style:display-name="Blank Slide________-subtitle" style:family="presentation">
      <style:graphic-properties draw:stroke="none" draw:fill="none" draw:textarea-vertical-align="middle">
        <text:list-style style:name="Blank_20_Slide_5f__5f__5f__5f__5f__5f__5f__5f_-subtitle" style:display-name="Blank Slide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-title" style:display-name="Blank Slide________-title" style:family="presentation">
      <style:graphic-properties draw:stroke="none" draw:fill="none" draw:textarea-vertical-align="middle">
        <text:list-style style:name="Blank_20_Slide_5f__5f__5f__5f__5f__5f__5f__5f_-title" style:display-name="Blank Slide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-background" style:display-name="Blank Slide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-backgroundobjects" style:display-name="Blank Slide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-notes" style:display-name="Blank Slide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-outline1" style:display-name="Blank Slide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-outline1" style:display-name="Blank Slide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-outline2" style:display-name="Blank Slide_________-outline2" style:family="presentation" style:parent-style-name="Blank_20_Slide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-outline3" style:display-name="Blank Slide_________-outline3" style:family="presentation" style:parent-style-name="Blank_20_Slide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-outline4" style:display-name="Blank Slide_________-outline4" style:family="presentation" style:parent-style-name="Blank_20_Slide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-outline5" style:display-name="Blank Slide_________-outline5" style:family="presentation" style:parent-style-name="Blank_20_Slide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-outline6" style:display-name="Blank Slide_________-outline6" style:family="presentation" style:parent-style-name="Blank_20_Slide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-outline7" style:display-name="Blank Slide_________-outline7" style:family="presentation" style:parent-style-name="Blank_20_Slide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-outline8" style:display-name="Blank Slide_________-outline8" style:family="presentation" style:parent-style-name="Blank_20_Slide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-outline9" style:display-name="Blank Slide_________-outline9" style:family="presentation" style:parent-style-name="Blank_20_Slide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-subtitle" style:display-name="Blank Slide_________-subtitle" style:family="presentation">
      <style:graphic-properties draw:stroke="none" draw:fill="none" draw:textarea-vertical-align="middle">
        <text:list-style style:name="Blank_20_Slide_5f__5f__5f__5f__5f__5f__5f__5f__5f_-subtitle" style:display-name="Blank Slide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-title" style:display-name="Blank Slide_________-title" style:family="presentation">
      <style:graphic-properties draw:stroke="none" draw:fill="none" draw:textarea-vertical-align="middle">
        <text:list-style style:name="Blank_20_Slide_5f__5f__5f__5f__5f__5f__5f__5f__5f_-title" style:display-name="Blank Slide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-background" style:display-name="Blank Slide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-backgroundobjects" style:display-name="Blank Slide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-notes" style:display-name="Blank Slide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-outline1" style:display-name="Blank Slide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-outline1" style:display-name="Blank Slide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-outline2" style:display-name="Blank Slide__________-outline2" style:family="presentation" style:parent-style-name="Blank_20_Slide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-outline3" style:display-name="Blank Slide__________-outline3" style:family="presentation" style:parent-style-name="Blank_20_Slide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-outline4" style:display-name="Blank Slide__________-outline4" style:family="presentation" style:parent-style-name="Blank_20_Slide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-outline5" style:display-name="Blank Slide__________-outline5" style:family="presentation" style:parent-style-name="Blank_20_Slide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-outline6" style:display-name="Blank Slide__________-outline6" style:family="presentation" style:parent-style-name="Blank_20_Slide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-outline7" style:display-name="Blank Slide__________-outline7" style:family="presentation" style:parent-style-name="Blank_20_Slide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-outline8" style:display-name="Blank Slide__________-outline8" style:family="presentation" style:parent-style-name="Blank_20_Slide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-outline9" style:display-name="Blank Slide__________-outline9" style:family="presentation" style:parent-style-name="Blank_20_Slide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-subtitle" style:display-name="Blank Slide__________-subtitle" style:family="presentation">
      <style:graphic-properties draw:stroke="none" draw:fill="none" draw:textarea-vertical-align="middle">
        <text:list-style style:name="Blank_20_Slide_5f__5f__5f__5f__5f__5f__5f__5f__5f__5f_-subtitle" style:display-name="Blank Slide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-title" style:display-name="Blank Slide__________-title" style:family="presentation">
      <style:graphic-properties draw:stroke="none" draw:fill="none" draw:textarea-vertical-align="middle">
        <text:list-style style:name="Blank_20_Slide_5f__5f__5f__5f__5f__5f__5f__5f__5f__5f_-title" style:display-name="Blank Slide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-background" style:display-name="Blank Slide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-backgroundobjects" style:display-name="Blank Slide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-notes" style:display-name="Blank Slide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-outline1" style:display-name="Blank Slide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-outline1" style:display-name="Blank Slide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-outline2" style:display-name="Blank Slide___________-outline2" style:family="presentation" style:parent-style-name="Blank_20_Slide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-outline3" style:display-name="Blank Slide___________-outline3" style:family="presentation" style:parent-style-name="Blank_20_Slide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-outline4" style:display-name="Blank Slide___________-outline4" style:family="presentation" style:parent-style-name="Blank_20_Slide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-outline5" style:display-name="Blank Slide___________-outline5" style:family="presentation" style:parent-style-name="Blank_20_Slide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-outline6" style:display-name="Blank Slide___________-outline6" style:family="presentation" style:parent-style-name="Blank_20_Slide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-outline7" style:display-name="Blank Slide___________-outline7" style:family="presentation" style:parent-style-name="Blank_20_Slide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-outline8" style:display-name="Blank Slide___________-outline8" style:family="presentation" style:parent-style-name="Blank_20_Slide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-outline9" style:display-name="Blank Slide___________-outline9" style:family="presentation" style:parent-style-name="Blank_20_Slide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-subtitle" style:display-name="Blank Slide___________-subtitle" style:family="presentation">
      <style:graphic-properties draw:stroke="none" draw:fill="none" draw:textarea-vertical-align="middle">
        <text:list-style style:name="Blank_20_Slide_5f__5f__5f__5f__5f__5f__5f__5f__5f__5f__5f_-subtitle" style:display-name="Blank Slide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-title" style:display-name="Blank Slide___________-title" style:family="presentation">
      <style:graphic-properties draw:stroke="none" draw:fill="none" draw:textarea-vertical-align="middle">
        <text:list-style style:name="Blank_20_Slide_5f__5f__5f__5f__5f__5f__5f__5f__5f__5f__5f_-title" style:display-name="Blank Slide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-background" style:display-name="Blank Slide_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_5f_-backgroundobjects" style:display-name="Blank Slide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_5f_-notes" style:display-name="Blank Slide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-outline1" style:display-name="Blank Slide_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_5f_-outline1" style:display-name="Blank Slide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-outline2" style:display-name="Blank Slide____________-outline2" style:family="presentation" style:parent-style-name="Blank_20_Slide_5f_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_5f_-outline3" style:display-name="Blank Slide____________-outline3" style:family="presentation" style:parent-style-name="Blank_20_Slide_5f_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_5f_-outline4" style:display-name="Blank Slide____________-outline4" style:family="presentation" style:parent-style-name="Blank_20_Slide_5f_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_5f_-outline5" style:display-name="Blank Slide____________-outline5" style:family="presentation" style:parent-style-name="Blank_20_Slide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-outline6" style:display-name="Blank Slide____________-outline6" style:family="presentation" style:parent-style-name="Blank_20_Slide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-outline7" style:display-name="Blank Slide____________-outline7" style:family="presentation" style:parent-style-name="Blank_20_Slide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-outline8" style:display-name="Blank Slide____________-outline8" style:family="presentation" style:parent-style-name="Blank_20_Slide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-outline9" style:display-name="Blank Slide____________-outline9" style:family="presentation" style:parent-style-name="Blank_20_Slide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-subtitle" style:display-name="Blank Slide____________-subtitle" style:family="presentation">
      <style:graphic-properties draw:stroke="none" draw:fill="none" draw:textarea-vertical-align="middle">
        <text:list-style style:name="Blank_20_Slide_5f__5f__5f__5f__5f__5f__5f__5f__5f__5f__5f__5f_-subtitle" style:display-name="Blank Slide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-title" style:display-name="Blank Slide____________-title" style:family="presentation">
      <style:graphic-properties draw:stroke="none" draw:fill="none" draw:textarea-vertical-align="middle">
        <text:list-style style:name="Blank_20_Slide_5f__5f__5f__5f__5f__5f__5f__5f__5f__5f__5f__5f_-title" style:display-name="Blank Slide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-background" style:display-name="Blank Slide__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_5f__5f_-backgroundobjects" style:display-name="Blank Slide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_5f__5f_-notes" style:display-name="Blank Slide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-outline1" style:display-name="Blank Slide__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_5f__5f_-outline1" style:display-name="Blank Slide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-outline2" style:display-name="Blank Slide_____________-outline2" style:family="presentation" style:parent-style-name="Blank_20_Slide_5f__5f_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_5f__5f_-outline3" style:display-name="Blank Slide_____________-outline3" style:family="presentation" style:parent-style-name="Blank_20_Slide_5f__5f_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_5f__5f_-outline4" style:display-name="Blank Slide_____________-outline4" style:family="presentation" style:parent-style-name="Blank_20_Slide_5f__5f_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_5f__5f_-outline5" style:display-name="Blank Slide_____________-outline5" style:family="presentation" style:parent-style-name="Blank_20_Slide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-outline6" style:display-name="Blank Slide_____________-outline6" style:family="presentation" style:parent-style-name="Blank_20_Slide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-outline7" style:display-name="Blank Slide_____________-outline7" style:family="presentation" style:parent-style-name="Blank_20_Slide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-outline8" style:display-name="Blank Slide_____________-outline8" style:family="presentation" style:parent-style-name="Blank_20_Slide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-outline9" style:display-name="Blank Slide_____________-outline9" style:family="presentation" style:parent-style-name="Blank_20_Slide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-subtitle" style:display-name="Blank Slide_____________-subtitle" style:family="presentation">
      <style:graphic-properties draw:stroke="none" draw:fill="none" draw:textarea-vertical-align="middle">
        <text:list-style style:name="Blank_20_Slide_5f__5f__5f__5f__5f__5f__5f__5f__5f__5f__5f__5f__5f_-subtitle" style:display-name="Blank Slide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-title" style:display-name="Blank Slide_____________-title" style:family="presentation">
      <style:graphic-properties draw:stroke="none" draw:fill="none" draw:textarea-vertical-align="middle">
        <text:list-style style:name="Blank_20_Slide_5f__5f__5f__5f__5f__5f__5f__5f__5f__5f__5f__5f__5f_-title" style:display-name="Blank Slide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-background" style:display-name="Blank Slide___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_5f__5f__5f_-backgroundobjects" style:display-name="Blank Slide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_5f__5f__5f_-notes" style:display-name="Blank Slide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-outline1" style:display-name="Blank Slide___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_5f__5f__5f_-outline1" style:display-name="Blank Slide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-outline2" style:display-name="Blank Slide______________-outline2" style:family="presentation" style:parent-style-name="Blank_20_Slide_5f__5f__5f_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_5f__5f__5f_-outline3" style:display-name="Blank Slide______________-outline3" style:family="presentation" style:parent-style-name="Blank_20_Slide_5f__5f__5f_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_5f__5f__5f_-outline4" style:display-name="Blank Slide______________-outline4" style:family="presentation" style:parent-style-name="Blank_20_Slide_5f__5f__5f_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_5f__5f__5f_-outline5" style:display-name="Blank Slide______________-outline5" style:family="presentation" style:parent-style-name="Blank_20_Slide_5f_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-outline6" style:display-name="Blank Slide______________-outline6" style:family="presentation" style:parent-style-name="Blank_20_Slide_5f_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-outline7" style:display-name="Blank Slide______________-outline7" style:family="presentation" style:parent-style-name="Blank_20_Slide_5f_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-outline8" style:display-name="Blank Slide______________-outline8" style:family="presentation" style:parent-style-name="Blank_20_Slide_5f_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-outline9" style:display-name="Blank Slide______________-outline9" style:family="presentation" style:parent-style-name="Blank_20_Slide_5f_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-subtitle" style:display-name="Blank Slide______________-subtitle" style:family="presentation">
      <style:graphic-properties draw:stroke="none" draw:fill="none" draw:textarea-vertical-align="middle">
        <text:list-style style:name="Blank_20_Slide_5f__5f__5f__5f__5f__5f__5f__5f__5f__5f__5f__5f__5f__5f_-subtitle" style:display-name="Blank Slide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-title" style:display-name="Blank Slide______________-title" style:family="presentation">
      <style:graphic-properties draw:stroke="none" draw:fill="none" draw:textarea-vertical-align="middle">
        <text:list-style style:name="Blank_20_Slide_5f__5f__5f__5f__5f__5f__5f__5f__5f__5f__5f__5f__5f__5f_-title" style:display-name="Blank Slide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-background" style:display-name="Blank Slide____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_5f__5f__5f__5f_-backgroundobjects" style:display-name="Blank Slide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_5f__5f__5f__5f_-notes" style:display-name="Blank Slide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-outline1" style:display-name="Blank Slide____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_5f__5f__5f__5f_-outline1" style:display-name="Blank Slide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-outline2" style:display-name="Blank Slide_______________-outline2" style:family="presentation" style:parent-style-name="Blank_20_Slide_5f__5f__5f__5f_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_5f__5f__5f__5f_-outline3" style:display-name="Blank Slide_______________-outline3" style:family="presentation" style:parent-style-name="Blank_20_Slide_5f__5f__5f__5f_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_5f__5f__5f__5f_-outline4" style:display-name="Blank Slide_______________-outline4" style:family="presentation" style:parent-style-name="Blank_20_Slide_5f__5f__5f__5f_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_5f__5f__5f__5f_-outline5" style:display-name="Blank Slide_______________-outline5" style:family="presentation" style:parent-style-name="Blank_20_Slide_5f__5f_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-outline6" style:display-name="Blank Slide_______________-outline6" style:family="presentation" style:parent-style-name="Blank_20_Slide_5f__5f_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-outline7" style:display-name="Blank Slide_______________-outline7" style:family="presentation" style:parent-style-name="Blank_20_Slide_5f__5f_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-outline8" style:display-name="Blank Slide_______________-outline8" style:family="presentation" style:parent-style-name="Blank_20_Slide_5f__5f_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-outline9" style:display-name="Blank Slide_______________-outline9" style:family="presentation" style:parent-style-name="Blank_20_Slide_5f__5f_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-subtitle" style:display-name="Blank Slide_______________-subtitle" style:family="presentation">
      <style:graphic-properties draw:stroke="none" draw:fill="none" draw:textarea-vertical-align="middle">
        <text:list-style style:name="Blank_20_Slide_5f__5f__5f__5f__5f__5f__5f__5f__5f__5f__5f__5f__5f__5f__5f_-subtitle" style:display-name="Blank Slide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-title" style:display-name="Blank Slide_______________-title" style:family="presentation">
      <style:graphic-properties draw:stroke="none" draw:fill="none" draw:textarea-vertical-align="middle">
        <text:list-style style:name="Blank_20_Slide_5f__5f__5f__5f__5f__5f__5f__5f__5f__5f__5f__5f__5f__5f__5f_-title" style:display-name="Blank Slide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_5f_-background" style:display-name="Blank Slide________________-background" style:family="presentation">
      <style:graphic-properties draw:stroke="none" draw:fill="solid" draw:fill-color="#1b212c"/>
      <style:text-properties style:letter-kerning="true"/>
    </style:style>
    <style:style style:name="Blank_20_Slide_5f__5f__5f__5f__5f__5f__5f__5f__5f__5f__5f__5f__5f__5f__5f__5f_-backgroundobjects" style:display-name="Blank Slide____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_5f__5f__5f__5f__5f__5f__5f__5f__5f__5f__5f__5f__5f__5f_-notes" style:display-name="Blank Slide____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_5f_-outline1" style:display-name="Blank Slide________________-outline1" style:family="presentation">
      <style:graphic-properties draw:stroke="none" draw:fill="none" draw:auto-grow-height="false" draw:fit-to-size="false" style:shrink-to-fit="true">
        <text:list-style style:name="Blank_20_Slide_5f__5f__5f__5f__5f__5f__5f__5f__5f__5f__5f__5f__5f__5f__5f__5f_-outline1" style:display-name="Blank Slide____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_5f_-outline2" style:display-name="Blank Slide________________-outline2" style:family="presentation" style:parent-style-name="Blank_20_Slide_5f__5f__5f__5f__5f__5f__5f__5f__5f__5f__5f__5f__5f__5f__5f_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_5f__5f__5f__5f__5f__5f__5f__5f__5f__5f__5f__5f__5f__5f_-outline3" style:display-name="Blank Slide________________-outline3" style:family="presentation" style:parent-style-name="Blank_20_Slide_5f__5f__5f__5f__5f__5f__5f__5f__5f__5f__5f__5f__5f__5f__5f_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_5f__5f__5f__5f__5f__5f__5f__5f__5f__5f__5f__5f__5f__5f_-outline4" style:display-name="Blank Slide________________-outline4" style:family="presentation" style:parent-style-name="Blank_20_Slide_5f__5f__5f__5f__5f__5f__5f__5f__5f__5f__5f__5f__5f__5f__5f_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_5f__5f__5f__5f__5f__5f__5f__5f__5f__5f__5f__5f__5f__5f_-outline5" style:display-name="Blank Slide________________-outline5" style:family="presentation" style:parent-style-name="Blank_20_Slide_5f__5f__5f__5f__5f__5f__5f__5f__5f__5f__5f_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_5f_-outline6" style:display-name="Blank Slide________________-outline6" style:family="presentation" style:parent-style-name="Blank_20_Slide_5f__5f__5f__5f__5f__5f__5f__5f__5f__5f__5f_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_5f_-outline7" style:display-name="Blank Slide________________-outline7" style:family="presentation" style:parent-style-name="Blank_20_Slide_5f__5f__5f__5f__5f__5f__5f__5f__5f__5f__5f_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_5f_-outline8" style:display-name="Blank Slide________________-outline8" style:family="presentation" style:parent-style-name="Blank_20_Slide_5f__5f__5f__5f__5f__5f__5f__5f__5f__5f__5f_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_5f_-outline9" style:display-name="Blank Slide________________-outline9" style:family="presentation" style:parent-style-name="Blank_20_Slide_5f__5f__5f__5f__5f__5f__5f__5f__5f__5f__5f_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_5f__5f__5f__5f__5f__5f__5f__5f__5f__5f__5f__5f__5f__5f__5f_-subtitle" style:display-name="Blank Slide________________-subtitle" style:family="presentation">
      <style:graphic-properties draw:stroke="none" draw:fill="none" draw:textarea-vertical-align="middle">
        <text:list-style style:name="Blank_20_Slide_5f__5f__5f__5f__5f__5f__5f__5f__5f__5f__5f__5f__5f__5f__5f__5f_-subtitle" style:display-name="Blank Slide____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_5f__5f__5f__5f__5f__5f__5f__5f__5f__5f__5f__5f__5f__5f_-title" style:display-name="Blank Slide________________-title" style:family="presentation">
      <style:graphic-properties draw:stroke="none" draw:fill="none" draw:textarea-vertical-align="middle">
        <text:list-style style:name="Blank_20_Slide_5f__5f__5f__5f__5f__5f__5f__5f__5f__5f__5f__5f__5f__5f__5f__5f_-title" style:display-name="Blank Slide____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51.5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b212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svg:stroke-width="0cm" draw:fill="solid" draw:fill-color="#ffffff" draw:opacity="3%" draw:textarea-vertical-align="top" draw:auto-grow-height="false" fo:min-height="2.265cm" fo:min-width="2.01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fff" draw:opacity="3%" draw:textarea-vertical-align="top" draw:auto-grow-height="false" fo:min-height="11.54cm" fo:min-width="11.33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ffffff" draw:opacity="3%" draw:textarea-vertical-align="top" draw:auto-grow-height="false" fo:min-height="9.428cm" fo:min-width="9.21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0145ac" draw:textarea-vertical-align="top" draw:auto-grow-height="false" fo:min-height="5.01cm" fo:min-width="4.778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82c7a5" draw:textarea-vertical-align="top" draw:auto-grow-height="false" fo:min-height="5.009cm" fo:min-width="4.779cm" fo:padding-top="0.125cm" fo:padding-bottom="0.125cm" fo:padding-left="0.25cm" fo:padding-right="0.25cm" fo:wrap-option="wrap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Blank_20_Slide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Blank_20_Slide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ank_20_Slide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Blank_20_Slide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Blank_20_Slide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Blank_20_Slide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7" style:family="presentation" style:parent-style-name="Blank_20_Slide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ank_20_Slide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Blank_20_Slide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0" style:family="presentation" style:parent-style-name="Blank_20_Slide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1" style:family="presentation" style:parent-style-name="Blank_20_Slide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2" style:family="presentation" style:parent-style-name="Blank_20_Slide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3" style:family="presentation" style:parent-style-name="Blank_20_Slide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Blank_20_Slide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Blank_20_Slide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Blank_20_Slide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Blank_20_Slide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Blank_20_Slide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Blank_20_Slide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Blank_20_Slide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Blank_20_Slide_5f_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Blank_20_Slide_5f_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Blank_20_Slide_5f__5f_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Blank_20_Slide_5f__5f_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5" style:family="presentation" style:parent-style-name="Blank_20_Slide_5f__5f__5f_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Blank_20_Slide_5f__5f__5f_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7" style:family="presentation" style:parent-style-name="Blank_20_Slide_5f__5f__5f__5f_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Blank_20_Slide_5f__5f__5f__5f_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Blank_20_Slide_5f__5f__5f__5f__5f__5f__5f__5f__5f__5f__5f__5f__5f__5f_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0" style:family="presentation" style:parent-style-name="Blank_20_Slide_5f__5f__5f__5f__5f__5f__5f__5f__5f__5f__5f__5f__5f__5f_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solid" draw:fill-color="#ffffff" draw:opacity="3%"/>
      <style:paragraph-properties fo:text-align="start"/>
      <style:text-properties fo:font-size="18pt"/>
    </style:style>
    <style:style style:name="MP11" style:family="paragraph">
      <loext:graphic-properties draw:fill="solid" draw:fill-color="#0145ac"/>
      <style:paragraph-properties fo:text-align="start"/>
      <style:text-properties fo:font-size="18pt"/>
    </style:style>
    <style:style style:name="MP12" style:family="paragraph">
      <loext:graphic-properties draw:fill="solid" draw:fill-color="#82c7a5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-title" draw:layer="backgroundobjects" svg:width="25.199cm" svg:height="2.629cm" svg:x="1.4cm" svg:y="0.628cm" presentation:class="title" presentation:placeholder="true">
        <draw:text-box/>
      </draw:frame>
      <draw:frame presentation:style-name="Blank_20_Slid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115cm" svg:height="11.136cm" svg:x="1.441cm" svg:y="2.256cm" presentation:class="page"/>
        <draw:frame presentation:style-name="Blank_20_Slide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8.115cm" svg:height="11.136cm" svg:x="1.441cm" svg:y="2.256cm" presentation:class="page"/>
        <draw:frame presentation:style-name="Blank_20_Slide_5f_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-title" draw:layer="backgroundobjects" svg:width="18.115cm" svg:height="11.136cm" svg:x="1.441cm" svg:y="2.256cm" presentation:class="page"/>
        <draw:frame presentation:style-name="Blank_20_Slide_5f_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" style:display-name="Blank Slide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-title" draw:layer="backgroundobjects" svg:width="18.115cm" svg:height="11.136cm" svg:x="1.441cm" svg:y="2.256cm" presentation:class="page"/>
        <draw:frame presentation:style-name="Blank_20_Slide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" style:display-name="Blank Slide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-title" draw:layer="backgroundobjects" svg:width="18.115cm" svg:height="11.136cm" svg:x="1.441cm" svg:y="2.256cm" presentation:class="page"/>
        <draw:frame presentation:style-name="Blank_20_Slide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" style:display-name="Blank Slide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-title" draw:layer="backgroundobjects" svg:width="18.115cm" svg:height="11.136cm" svg:x="1.441cm" svg:y="2.256cm" presentation:class="page"/>
        <draw:frame presentation:style-name="Blank_20_Slide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" style:display-name="Blank Slide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-title" draw:layer="backgroundobjects" svg:width="18.115cm" svg:height="11.136cm" svg:x="1.441cm" svg:y="2.256cm" presentation:class="page"/>
        <draw:frame presentation:style-name="Blank_20_Slide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" style:display-name="Blank Slide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-title" draw:layer="backgroundobjects" svg:width="18.115cm" svg:height="11.136cm" svg:x="1.441cm" svg:y="2.256cm" presentation:class="page"/>
        <draw:frame presentation:style-name="Blank_20_Slide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" style:display-name="Blank Slide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-title" draw:layer="backgroundobjects" svg:width="18.115cm" svg:height="11.136cm" svg:x="1.441cm" svg:y="2.256cm" presentation:class="page"/>
        <draw:frame presentation:style-name="Blank_20_Slide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" style:display-name="Blank Slide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-title" draw:layer="backgroundobjects" svg:width="18.115cm" svg:height="11.136cm" svg:x="1.441cm" svg:y="2.256cm" presentation:class="page"/>
        <draw:frame presentation:style-name="Blank_20_Slide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" style:display-name="Blank Slide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" style:display-name="Blank Slide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_5f_" style:display-name="Blank Slide_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_5f__5f_" style:display-name="Blank Slide__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_5f__5f__5f_" style:display-name="Blank Slide___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_5f__5f__5f__5f_" style:display-name="Blank Slide____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_5f__5f__5f__5f__5f__5f__5f__5f__5f__5f__5f__5f__5f__5f_" style:display-name="Blank Slide________________" style:page-layout-name="PM1" draw:style-name="Mdp2">
      <draw:custom-shape draw:name="Google Shape;10;p2" draw:style-name="Mgr6" draw:text-style-name="MP10" draw:layer="backgroundobjects" svg:width="5.029cm" svg:height="5.029cm" draw:transform="rotate (-1.5707963267949) translate (27.999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aximum="100000" draw:handle-position="0 ?f4" draw:handle-range-y-minimum="0"/>
        </draw:enhanced-geometry>
      </draw:custom-shape>
      <draw:g draw:name="Google Shape;11;p2">
        <draw:custom-shape draw:name="Google Shape;12;p2" draw:style-name="Mgr7" draw:text-style-name="MP10" draw:layer="backgroundobjects" svg:width="15.773cm" svg:height="15.72cm" draw:transform="rotate (1.5707963267949) translate (0.028cm 15.75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3;p2" draw:style-name="Mgr8" draw:text-style-name="MP10" draw:layer="backgroundobjects" svg:width="12.234cm" svg:height="12.191cm" draw:transform="rotate (1.5707963267949) translate (0.022cm 15.714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4;p2" draw:style-name="Mgr9" draw:text-style-name="MP11" draw:layer="backgroundobjects" svg:width="7.037cm" svg:height="7.013cm" draw:transform="rotate (1.5707963267949) translate (0.017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  <draw:custom-shape draw:name="Google Shape;15;p2" draw:style-name="Mgr10" draw:text-style-name="MP12" draw:layer="backgroundobjects" svg:width="7.038cm" svg:height="7.012cm" svg:x="1.995cm" svg:y="1.801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aximum="100000" draw:handle-position="0 ?f4" draw:handle-range-y-minimum="0"/>
          </draw:enhanced-geometry>
        </draw:custom-shape>
      </draw:g>
      <draw:frame presentation:style-name="Blank_20_Slide_5f__5f__5f__5f__5f__5f__5f__5f__5f__5f__5f__5f__5f__5f__5f__5f_-title" draw:layer="backgroundobjects" svg:width="25.199cm" svg:height="2.629cm" svg:x="1.4cm" svg:y="0.628cm" presentation:class="title" presentation:placeholder="true">
        <draw:text-box/>
      </draw:frame>
      <draw:frame presentation:style-name="Blank_20_Slide_5f__5f__5f__5f__5f__5f__5f__5f__5f__5f__5f_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_20_Slide_5f__5f__5f__5f__5f__5f__5f__5f__5f__5f__5f__5f__5f__5f__5f__5f_-title" draw:layer="backgroundobjects" svg:width="18.115cm" svg:height="11.136cm" svg:x="1.441cm" svg:y="2.256cm" presentation:class="page"/>
        <draw:frame presentation:style-name="Blank_20_Slide_5f__5f__5f__5f__5f__5f__5f__5f__5f__5f__5f__5f__5f__5f__5f__5f_-notes" draw:layer="backgroundobjects" svg:width="16.799cm" svg:height="13.364cm" svg:x="2.1cm" svg:y="14.106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03T23:27:41.713000000</meta:creation-date>
    <meta:editing-duration>PT7M18S</meta:editing-duration>
    <meta:editing-cycles>3</meta:editing-cycles>
    <meta:generator>LibreOffice/7.1.4.2$Windows_X86_64 LibreOffice_project/a529a4fab45b75fefc5b6226684193eb000654f6</meta:generator>
    <dc:title>Blue Curve</dc:title>
    <dc:date>2021-10-03T23:57:18.148000000</dc:date>
    <meta:document-statistic meta:object-count="383"/>
  </office:meta>
</office:document-meta>
</file>